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Liberation Mono1" svg:font-family="'Liberation Mono'" style:font-family-generic="modern" style:font-pitch="fixed"/>
    <style:font-face style:name="Noto Sans Mono CJK SC1" svg:font-family="'Noto Sans Mono CJK SC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58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C" style:family="table-column">
      <style:table-column-properties style:column-width="2.23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6958in" table:align="left" style:writing-mode="lr-tb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C" style:family="table-column">
      <style:table-column-properties style:column-width="2.23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C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6958in" table:align="left" style:writing-mode="lr-tb"/>
    </style:style>
    <style:style style:name="Table3.A" style:family="table-column">
      <style:table-column-properties style:column-width="2.2306in"/>
    </style:style>
    <style:style style:name="Table3.B" style:family="table-column">
      <style:table-column-properties style:column-width="2.2313in"/>
    </style:style>
    <style:style style:name="Table3.C" style:family="table-column">
      <style:table-column-properties style:column-width="2.23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C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6.6986in" table:align="left" style:writing-mode="lr-tb"/>
    </style:style>
    <style:style style:name="Table4.A" style:family="table-column">
      <style:table-column-properties style:column-width="1.1153in"/>
    </style:style>
    <style:style style:name="Table4.D" style:family="table-column">
      <style:table-column-properties style:column-width="1.116in"/>
    </style:style>
    <style:style style:name="Table4.F" style:family="table-column">
      <style:table-column-properties style:column-width="1.121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F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F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13pt" fo:font-weight="bold" style:font-size-asian="13pt" style:font-weight-asian="bold" style:font-name-complex="Liberation Sans" style:font-size-complex="13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fo:font-size="13pt" style:font-size-asian="13pt" style:font-name-complex="Liberation Sans" style:font-size-complex="13pt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weight="bold" style:font-weight-asian="bold" style:font-name-complex="Liberation Sans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style:font-name-complex="Liberation Sans"/>
    </style:style>
    <style:style style:name="P5" style:family="paragraph" style:parent-style-name="Table_20_Contents">
      <style:paragraph-properties fo:text-align="start" style:justify-single-word="false"/>
      <style:text-properties fo:color="#1c3687" style:font-name="Liberation Sans" fo:font-weight="bold" style:font-weight-asian="bold" style:font-name-complex="Liberation Sans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ba131a" style:font-name="Liberation Sans" style:font-name-complex="Liberation Sans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" style:font-name-complex="Liberation Sans"/>
    </style:style>
    <style:style style:name="P8" style:family="paragraph" style:parent-style-name="Preformatted_20_Text">
      <style:text-properties fo:font-size="13pt" style:font-size-asian="13pt" style:font-size-complex="13pt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ans" fo:font-size="13pt" style:font-size-asian="13pt" style:font-name-complex="Liberation Sans" style:font-size-complex="13pt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ans" fo:font-size="13pt" style:font-size-asian="13pt" style:font-name-complex="Liberation Sans" style:font-size-complex="13pt"/>
    </style:style>
    <style:style style:name="P11" style:family="paragraph" style:parent-style-name="Preformatted_20_Text">
      <style:paragraph-properties fo:text-align="start" style:justify-single-word="false"/>
    </style:style>
    <style:style style:name="P12" style:family="paragraph" style:parent-style-name="Preformatted_20_Text">
      <style:text-properties fo:color="#009598" fo:font-size="13pt" style:font-size-asian="13pt" style:font-size-complex="13pt"/>
    </style:style>
    <style:style style:name="P13" style:family="paragraph" style:parent-style-name="Preformatted_20_Text">
      <style:paragraph-properties fo:text-align="center" style:justify-single-word="false"/>
      <style:text-properties fo:color="#071136" style:font-name="Liberation Sans" fo:font-size="13pt" style:font-size-asian="13pt" style:font-name-complex="Liberation Sans" style:font-size-complex="13pt"/>
    </style:style>
    <style:style style:name="P14" style:family="paragraph" style:parent-style-name="Preformatted_20_Text">
      <style:paragraph-properties fo:margin-top="0in" fo:margin-bottom="0.1965in" loext:contextual-spacing="false"/>
      <style:text-properties fo:color="#009598" fo:font-size="13pt" style:font-size-asian="13pt" style:font-size-complex="13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32pt" style:font-size-asian="32pt" style:font-name-complex="Liberation Sans" style:font-size-complex="3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32pt" fo:font-weight="bold" style:font-size-asian="32pt" style:font-weight-asian="bold" style:font-name-complex="Liberation Sans" style:font-size-complex="3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26pt" style:font-size-asian="26pt" style:font-name-complex="Liberation Sans" style:font-size-complex="26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20pt" style:font-size-asian="20pt" style:font-name-complex="Liberation Sans" style:font-size-complex="20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24pt" style:font-size-asian="24pt" style:font-name-complex="Liberation Sans" style:font-size-complex="24pt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3pt" style:font-size-asian="13pt" style:font-name-complex="Liberation Sans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3pt" officeooo:paragraph-rsid="001f8174" style:font-size-asian="13pt" style:font-name-complex="Liberation Sans" style:font-size-complex="13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3pt" style:font-size-asian="13pt" style:font-name-complex="Liberation Sans" style:font-size-complex="13pt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3pt" officeooo:rsid="000665ee" officeooo:paragraph-rsid="000665ee" style:font-size-asian="13pt" style:font-name-complex="Liberation Sans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3pt" fo:font-weight="bold" style:font-size-asian="13pt" style:font-weight-asian="bold" style:font-name-complex="Liberation Sans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3pt" fo:font-style="italic" officeooo:rsid="000665ee" officeooo:paragraph-rsid="000665ee" style:font-size-asian="13pt" style:font-style-asian="italic" style:font-name-complex="Liberation Sans" style:font-size-complex="13pt" style:font-style-complex="italic"/>
    </style:style>
    <style:style style:name="P27" style:family="paragraph" style:parent-style-name="Standard">
      <style:paragraph-properties fo:text-align="end" style:justify-single-word="false"/>
      <style:text-properties style:font-name="Liberation Sans" fo:font-size="13pt" fo:font-style="italic" officeooo:rsid="001c6001" officeooo:paragraph-rsid="001c6001" style:font-size-asian="13pt" style:font-style-asian="italic" style:font-name-complex="Liberation Sans" style:font-size-complex="13pt" style:font-style-complex="italic"/>
    </style:style>
    <style:style style:name="P28" style:family="paragraph" style:parent-style-name="Standard">
      <style:paragraph-properties fo:text-align="end" style:justify-single-word="false"/>
      <style:text-properties style:font-name="Liberation Sans" fo:font-size="13pt" officeooo:paragraph-rsid="0015db36" style:font-size-asian="11.3500003814697pt" style:font-name-complex="Liberation Sans" style:font-size-complex="13pt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3pt" fo:font-weight="normal" officeooo:rsid="000f8a83" officeooo:paragraph-rsid="000f8a83" style:font-size-asian="13pt" style:font-weight-asian="normal" style:font-name-complex="Liberation Sans" style:font-size-complex="13pt" style:font-weight-complex="normal"/>
    </style:style>
    <style:style style:name="P30" style:family="paragraph" style:parent-style-name="Standard">
      <style:paragraph-properties fo:text-align="end" style:justify-single-word="false"/>
      <style:text-properties style:font-name="Liberation Sans" fo:font-size="11pt" fo:font-style="italic" style:font-size-asian="11pt" style:font-style-asian="italic" style:font-name-complex="Liberation Sans" style:font-size-complex="11pt" style:font-style-complex="italic"/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>
      <style:paragraph-properties fo:text-align="center" style:justify-single-word="false"/>
      <style:text-properties fo:color="#000000" style:font-name="Liberation Sans" fo:font-size="13pt" style:font-size-asian="13pt" style:font-name-complex="Liberation Sans" style:font-size-complex="13pt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ans" fo:font-size="13pt" style:font-size-asian="13pt" style:font-name-complex="Liberation Sans" style:font-size-complex="13pt"/>
    </style:style>
    <style:style style:name="P34" style:family="paragraph" style:parent-style-name="Standard">
      <style:paragraph-properties fo:text-align="center" style:justify-single-word="false"/>
      <style:text-properties fo:color="#000000" style:font-name="Liberation Sans" fo:font-size="13pt" fo:font-weight="bold" style:font-size-asian="13pt" style:font-weight-asian="bold" style:font-name-complex="Liberation Sans" style:font-size-complex="13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Liberation Sans" fo:font-size="13pt" fo:font-weight="normal" style:font-size-asian="13pt" style:font-weight-asian="normal" style:font-name-complex="Liberation Sans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ans" fo:font-size="13pt" fo:font-style="normal" fo:font-weight="normal" style:font-size-asian="13pt" style:font-style-asian="normal" style:font-weight-asian="normal" style:font-name-complex="Liberation Sans" style:font-size-complex="13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Mono" fo:font-size="13pt" style:font-size-asian="13pt" style:font-name-complex="Liberation Mono" style:font-size-complex="13pt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Mono" fo:font-size="13pt" style:font-name-asian="Liberation Mono" style:font-size-asian="13pt" style:font-name-complex="Liberation Mono" style:font-size-complex="13pt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Mono" fo:font-size="13pt" fo:font-weight="bold" style:font-size-asian="13pt" style:font-weight-asian="bold" style:font-name-complex="Liberation Mono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Mono" fo:font-size="13pt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9598" style:font-name="Liberation Mono" fo:font-size="13pt" style:font-size-asian="13pt" style:font-name-complex="Liberation Mono" style:font-size-complex="13pt"/>
    </style:style>
    <style:style style:name="P42" style:family="paragraph" style:parent-style-name="Standard">
      <style:paragraph-properties fo:text-align="start" style:justify-single-word="false"/>
      <style:text-properties fo:color="#009598" style:font-name="Liberation Mono" fo:font-size="13pt" fo:font-weight="normal" style:font-size-asian="13pt" style:font-weight-asian="normal" style:font-name-complex="Liberation Mono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599d" style:font-name="Liberation Sans" fo:font-size="13pt" style:font-size-asian="13pt" style:font-name-complex="Liberation Sans" style:font-size-complex="13pt"/>
    </style:style>
    <style:style style:name="P44" style:family="paragraph" style:parent-style-name="Standard">
      <style:paragraph-properties fo:text-align="start" style:justify-single-word="false"/>
      <style:text-properties style:font-name="Liberation Mono1" fo:font-size="13pt" officeooo:rsid="000665ee" officeooo:paragraph-rsid="000665ee" style:font-size-asian="13pt" style:font-name-complex="Liberation Sans" style:font-size-complex="13pt"/>
    </style:style>
    <style:style style:name="P45" style:family="paragraph" style:parent-style-name="Standard">
      <style:paragraph-properties fo:text-align="start" style:justify-single-word="false"/>
      <style:text-properties style:font-name="Liberation Mono1" fo:font-size="13pt" officeooo:rsid="000665ee" officeooo:paragraph-rsid="000875b9" style:font-size-asian="13pt" style:font-name-complex="Liberation Sans" style:font-size-complex="13pt"/>
    </style:style>
    <style:style style:name="P46" style:family="paragraph" style:parent-style-name="Standard">
      <style:paragraph-properties fo:text-align="end" style:justify-single-word="false"/>
      <style:text-properties style:font-name="Liberation Sans1" fo:font-size="13pt" fo:font-style="italic" officeooo:rsid="001c6001" officeooo:paragraph-rsid="001c6001" style:font-size-asian="13pt" style:font-style-asian="italic" style:font-size-complex="13pt" style:font-style-complex="italic"/>
    </style:style>
    <style:style style:name="P47" style:family="paragraph" style:parent-style-name="Standard">
      <style:paragraph-properties fo:text-align="center" style:justify-single-word="false"/>
      <style:text-properties fo:color="#071136" style:font-name="Liberation Sans" fo:font-size="20pt" style:font-size-asian="20pt" style:font-name-complex="Liberation Sans" style:font-size-complex="20pt"/>
    </style:style>
    <style:style style:name="P48" style:family="paragraph" style:parent-style-name="Standard">
      <style:paragraph-properties fo:text-align="center" style:justify-single-word="false"/>
      <style:text-properties fo:color="#071136" style:font-name="Liberation Sans" fo:font-size="20pt" officeooo:paragraph-rsid="0015db36" style:font-size-asian="20pt" style:font-name-complex="Liberation Sans" style:font-size-complex="20pt"/>
    </style:style>
    <style:style style:name="P49" style:family="paragraph" style:parent-style-name="Standard">
      <style:paragraph-properties fo:text-align="center" style:justify-single-word="false"/>
      <style:text-properties fo:color="#071136" style:font-name="Liberation Sans" fo:font-size="20pt" fo:font-weight="normal" style:font-size-asian="20pt" style:font-weight-asian="normal" style:font-name-complex="Liberation Sans" style:font-size-complex="20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71136" style:font-name="Liberation Sans" fo:font-size="13pt" style:font-size-asian="13pt" style:font-name-complex="Liberation Sans" style:font-size-complex="13pt"/>
    </style:style>
    <style:style style:name="P51" style:family="paragraph" style:parent-style-name="Standard">
      <style:paragraph-properties fo:text-align="start" style:justify-single-word="false"/>
      <style:text-properties fo:color="#071136" style:font-name="Liberation Sans" fo:font-size="13pt" style:font-size-asian="13pt" style:font-name-complex="Liberation Sans" style:font-size-complex="13pt"/>
    </style:style>
    <style:style style:name="P52" style:family="paragraph" style:parent-style-name="Standard">
      <style:paragraph-properties fo:text-align="center" style:justify-single-word="false"/>
      <style:text-properties fo:color="#071136" style:font-name="Liberation Sans" fo:font-size="13pt" fo:font-weight="normal" style:font-size-asian="13pt" style:font-weight-asian="normal" style:font-name-complex="Liberation Sans" style:font-size-complex="13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71136" officeooo:paragraph-rsid="0015db36"/>
    </style:style>
    <style:style style:name="P54" style:family="paragraph" style:parent-style-name="Standard">
      <style:paragraph-properties fo:text-align="center" style:justify-single-word="false"/>
      <style:text-properties fo:color="#071136" officeooo:paragraph-rsid="001c6001"/>
    </style:style>
    <style:style style:name="P55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5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3pt" style:font-size-asian="13pt" style:font-name-complex="Liberation Sans" style:font-size-complex="13pt"/>
    </style:style>
    <style:style style:name="P5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3pt" fo:font-weight="bold" style:font-size-asian="13pt" style:font-weight-asian="bold" style:font-name-complex="Liberation Sans" style:font-size-complex="13pt" style:font-weight-complex="bold"/>
    </style:style>
    <style:style style:name="P58" style:family="paragraph" style:parent-style-name="Standard">
      <style:paragraph-properties fo:margin-left="0.5in" fo:margin-right="0in" fo:text-align="end" style:justify-single-word="false" fo:text-indent="0in" style:auto-text-indent="false"/>
      <style:text-properties style:font-name="Liberation Sans" fo:font-size="11pt" fo:font-style="italic" style:font-size-asian="11pt" style:font-style-asian="italic" style:font-name-complex="Liberation Sans" style:font-size-complex="11pt" style:font-style-complex="italic"/>
    </style:style>
    <style:style style:name="P5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Liberation Sans" fo:font-size="13pt" fo:font-weight="bold" style:font-size-asian="13pt" style:font-weight-asian="bold" style:font-name-complex="Liberation Sans" style:font-size-complex="13pt" style:font-weight-complex="bold"/>
    </style:style>
    <style:style style:name="P6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Liberation Sans" fo:font-size="13pt" fo:font-weight="normal" style:font-size-asian="13pt" style:font-weight-asian="normal" style:font-name-complex="Liberation Sans" style:font-size-complex="13pt" style:font-weight-complex="normal"/>
    </style:style>
    <style:style style:name="P6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Liberation Sans" fo:font-size="13pt" fo:font-style="italic" fo:font-weight="normal" style:font-size-asian="13pt" style:font-style-asian="italic" style:font-weight-asian="normal" style:font-name-complex="Liberation Sans" style:font-size-complex="13pt" style:font-style-complex="italic" style:font-weight-complex="normal"/>
    </style:style>
    <style:style style:name="P6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Liberation Sans" fo:font-size="13pt" fo:font-style="normal" fo:font-weight="normal" style:font-size-asian="13pt" style:font-style-asian="normal" style:font-weight-asian="normal" style:font-name-complex="Liberation Sans" style:font-size-complex="13pt" style:font-style-complex="normal" style:font-weight-complex="normal"/>
    </style:style>
    <style:style style:name="P63" style:family="paragraph" style:parent-style-name="Standard" style:master-page-name="Standard">
      <style:paragraph-properties fo:text-align="center" style:justify-single-word="false" style:page-number="auto"/>
      <style:text-properties style:font-name="Liberation Sans" fo:font-size="32pt" style:font-size-asian="32pt" style:font-name-complex="Liberation Sans" style:font-size-complex="32pt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0f8a83" officeooo:paragraph-rsid="000f8a83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Liberation Sans" fo:font-size="13pt" fo:font-weight="normal" officeooo:rsid="000f8a83" officeooo:paragraph-rsid="000f8a83" style:font-size-asian="13pt" style:font-weight-asian="normal" style:font-name-complex="Liberation Sans" style:font-size-complex="13pt" style:font-weight-complex="normal"/>
    </style:style>
    <style:style style:name="P66" style:family="paragraph" style:parent-style-name="Standard">
      <style:paragraph-properties fo:text-align="end" style:justify-single-word="false"/>
      <style:text-properties style:font-name="Liberation Sans" fo:font-size="13pt" fo:font-weight="normal" officeooo:paragraph-rsid="001c6001" style:font-size-asian="13pt" style:font-weight-asian="normal" style:font-name-complex="Liberation Sans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3pt" fo:font-weight="bold" style:font-size-asian="13pt" style:font-weight-asian="bold" style:font-name-complex="Liberation Sans" style:font-size-complex="13pt" style:font-weight-complex="bold"/>
    </style:style>
    <style:style style:name="P68" style:family="paragraph" style:parent-style-name="Standard" style:list-style-name="WW8Num4">
      <style:paragraph-properties fo:text-align="start" style:justify-single-word="false"/>
      <style:text-properties style:font-name="Liberation Sans" fo:font-size="13pt" fo:font-weight="bold" style:font-size-asian="13pt" style:font-weight-asian="bold" style:font-name-complex="Liberation Sans" style:font-size-complex="13pt" style:font-weight-complex="bold"/>
    </style:style>
    <style:style style:name="P69" style:family="paragraph" style:parent-style-name="Standard">
      <style:paragraph-properties fo:text-align="end" style:justify-single-word="false"/>
      <style:text-properties style:font-name="Liberation Sans" fo:font-size="13pt" officeooo:paragraph-rsid="001f8ea1" style:font-size-asian="13pt" style:font-name-complex="Liberation Sans" style:font-size-complex="13pt"/>
    </style:style>
    <style:style style:name="P70" style:family="paragraph" style:parent-style-name="Standard">
      <style:paragraph-properties fo:text-align="end" style:justify-single-word="false"/>
      <style:text-properties style:font-name="Liberation Sans" fo:font-size="13pt" officeooo:paragraph-rsid="001c6001" style:font-size-asian="13pt" style:font-name-complex="Liberation Sans" style:font-size-complex="13pt"/>
    </style:style>
    <style:style style:name="P71" style:family="paragraph" style:parent-style-name="Standard">
      <style:paragraph-properties fo:text-align="start" style:justify-single-word="false"/>
      <style:text-properties style:font-name="Liberation Sans" fo:font-size="13pt" officeooo:paragraph-rsid="002c07c4" style:font-size-asian="13pt" style:font-name-complex="Liberation Sans" style:font-size-complex="13pt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13pt" officeooo:paragraph-rsid="001f8174" style:font-size-asian="13pt" style:font-name-complex="Liberation Sans" style:font-size-complex="13pt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3pt" style:font-size-asian="13pt" style:font-name-complex="Liberation Sans" style:font-size-complex="13pt"/>
    </style:style>
    <style:style style:name="P74" style:family="paragraph" style:parent-style-name="Standard">
      <style:paragraph-properties fo:text-align="end" style:justify-single-word="false"/>
      <style:text-properties style:font-name="Liberation Sans" fo:font-size="13pt" officeooo:paragraph-rsid="001c6001" style:font-size-asian="11.3500003814697pt" style:font-name-complex="Liberation Sans" style:font-size-complex="13pt"/>
    </style:style>
    <style:style style:name="P75" style:family="paragraph" style:parent-style-name="Standard">
      <style:paragraph-properties fo:text-align="end" style:justify-single-word="false"/>
      <style:text-properties style:font-name="Liberation Sans" fo:font-size="13pt" officeooo:paragraph-rsid="002e5be7" style:font-size-asian="11.3500003814697pt" style:font-name-complex="Liberation Sans" style:font-size-complex="13pt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size="13pt" style:text-underline-style="solid" style:text-underline-type="double" style:text-underline-width="auto" style:text-underline-color="font-color" style:font-size-asian="13pt" style:font-name-complex="Liberation Sans" style:font-size-complex="13pt"/>
    </style:style>
    <style:style style:name="P77" style:family="paragraph" style:parent-style-name="Standard">
      <style:paragraph-properties fo:text-align="start" style:justify-single-word="false"/>
    </style:style>
    <style:style style:name="P78" style:family="paragraph" style:parent-style-name="Standard" style:list-style-name="WW8Num2">
      <style:paragraph-properties fo:text-align="start" style:justify-single-word="false"/>
    </style:style>
    <style:style style:name="P79" style:family="paragraph" style:parent-style-name="Standard" style:list-style-name="WW8Num3">
      <style:paragraph-properties fo:text-align="start" style:justify-single-word="false"/>
    </style:style>
    <style:style style:name="P80" style:family="paragraph" style:parent-style-name="Standard" style:list-style-name="WW8Num5">
      <style:paragraph-properties fo:text-align="start" style:justify-single-word="false"/>
    </style:style>
    <style:style style:name="P81" style:family="paragraph" style:parent-style-name="Standard" style:list-style-name="WW8Num5">
      <style:paragraph-properties fo:text-align="start" style:justify-single-word="false"/>
      <style:text-properties officeooo:paragraph-rsid="000f8a83"/>
    </style:style>
    <style:style style:name="P82" style:family="paragraph" style:parent-style-name="Standard" style:list-style-name="WW8Num5">
      <style:paragraph-properties fo:text-align="start" style:justify-single-word="false"/>
      <style:text-properties officeooo:paragraph-rsid="0011892a"/>
    </style:style>
    <style:style style:name="P83" style:family="paragraph" style:parent-style-name="Standard" style:list-style-name="WW8Num5">
      <style:paragraph-properties fo:text-align="start" style:justify-single-word="false"/>
      <style:text-properties officeooo:paragraph-rsid="00146a28"/>
    </style:style>
    <style:style style:name="P84" style:family="paragraph" style:parent-style-name="Standard" style:list-style-name="WW8Num7">
      <style:paragraph-properties fo:text-align="start" style:justify-single-word="false"/>
    </style:style>
    <style:style style:name="P85" style:family="paragraph" style:parent-style-name="Standard">
      <style:paragraph-properties fo:text-align="start" style:justify-single-word="false"/>
      <style:text-properties officeooo:paragraph-rsid="0011cf05"/>
    </style:style>
    <style:style style:name="P86" style:family="paragraph" style:parent-style-name="Standard" style:list-style-name="WW8Num6">
      <style:paragraph-properties fo:text-align="start" style:justify-single-word="false"/>
      <style:text-properties fo:color="#000000" style:font-name="Liberation Sans" fo:font-size="13pt" fo:font-weight="bold" style:font-size-asian="13pt" style:font-weight-asian="bold" style:font-name-complex="Liberation Sans" style:font-size-complex="13pt" style:font-weight-complex="bold"/>
    </style:style>
    <style:style style:name="P87" style:family="paragraph" style:parent-style-name="Standard">
      <style:paragraph-properties fo:text-align="end" style:justify-single-word="false"/>
      <style:text-properties fo:color="#000000" style:font-name="Liberation Sans" fo:font-size="13pt" fo:font-weight="normal" officeooo:paragraph-rsid="001c6001" style:font-size-asian="11.3500003814697pt" style:font-weight-asian="normal" style:font-name-complex="Liberation Sans" style:font-size-complex="13pt" style:font-weight-complex="normal"/>
    </style:style>
    <style:style style:name="P88" style:family="paragraph" style:parent-style-name="Standard">
      <style:paragraph-properties fo:text-align="end" style:justify-single-word="false"/>
      <style:text-properties fo:color="#000000" style:font-name="Liberation Sans" fo:font-size="13pt" officeooo:paragraph-rsid="001c6001" style:font-size-asian="11.3500003814697pt" style:font-name-complex="Liberation Sans" style:font-size-complex="13pt"/>
    </style:style>
    <style:style style:name="P89" style:family="paragraph" style:parent-style-name="Standard">
      <style:paragraph-properties fo:text-align="end" style:justify-single-word="false"/>
      <style:text-properties fo:color="#000000" style:font-name="Liberation Sans1" fo:font-size="13pt" officeooo:paragraph-rsid="001c6001" style:font-size-asian="13pt" style:font-name-complex="Liberation Mono" style:font-size-complex="13pt"/>
    </style:style>
    <style:style style:name="P90" style:family="paragraph" style:parent-style-name="Standard">
      <style:paragraph-properties fo:text-align="start" style:justify-single-word="false"/>
      <style:text-properties officeooo:rsid="002a6b06" officeooo:paragraph-rsid="002a6b06"/>
    </style:style>
    <style:style style:name="P91" style:family="paragraph" style:parent-style-name="Standard">
      <style:paragraph-properties fo:text-align="start" style:justify-single-word="false"/>
      <style:text-properties officeooo:rsid="002c7903" officeooo:paragraph-rsid="002c7903"/>
    </style:style>
    <style:style style:name="P92" style:family="paragraph" style:parent-style-name="Standard">
      <style:paragraph-properties fo:text-align="end" style:justify-single-word="false"/>
      <style:text-properties officeooo:rsid="001c6001" officeooo:paragraph-rsid="001c6001"/>
    </style:style>
    <style:style style:name="P93" style:family="paragraph" style:parent-style-name="Standard">
      <style:paragraph-properties fo:text-align="center" style:justify-single-word="false"/>
      <style:text-properties fo:color="#071136" style:font-name="Liberation Sans" fo:font-size="20pt" officeooo:paragraph-rsid="002e5be7" style:font-size-asian="20pt" style:font-name-complex="Liberation Sans" style:font-size-complex="20pt"/>
    </style:style>
    <style:style style:name="P94" style:family="paragraph" style:parent-style-name="Standard">
      <style:paragraph-properties fo:text-align="center" style:justify-single-word="false"/>
      <style:text-properties fo:color="#071136" officeooo:paragraph-rsid="002e5be7"/>
    </style:style>
    <style:style style:name="P95" style:family="paragraph" style:parent-style-name="Standard">
      <style:paragraph-properties fo:text-align="end" style:justify-single-word="false"/>
      <style:text-properties officeooo:paragraph-rsid="001c6001"/>
    </style:style>
    <style:style style:name="T1" style:family="text">
      <style:text-properties style:font-name="Liberation Sans" fo:font-size="20pt" style:font-size-asian="20pt" style:font-name-complex="Liberation Sans" style:font-size-complex="20pt"/>
    </style:style>
    <style:style style:name="T2" style:family="text">
      <style:text-properties style:font-name="Liberation Sans" fo:font-size="20pt" style:font-name-asian="Liberation Sans" style:font-size-asian="20pt" style:font-name-complex="Liberation Sans" style:font-size-complex="20pt"/>
    </style:style>
    <style:style style:name="T3" style:family="text">
      <style:text-properties style:font-name="Liberation Sans" fo:font-size="20pt" fo:font-weight="bold" style:font-size-asian="20pt" style:font-weight-asian="bold" style:font-name-complex="Liberation Sans" style:font-size-complex="20pt" style:font-weight-complex="bold"/>
    </style:style>
    <style:style style:name="T4" style:family="text">
      <style:text-properties style:font-name="Liberation Sans" fo:font-size="20pt" fo:font-weight="normal" style:font-size-asian="20pt" style:font-weight-asian="normal" style:font-name-complex="Liberation Sans" style:font-size-complex="20pt" style:font-weight-complex="normal"/>
    </style:style>
    <style:style style:name="T5" style:family="text">
      <style:text-properties style:font-name="Liberation Sans" fo:font-size="13pt" style:font-size-asian="13pt" style:font-name-complex="Liberation Sans" style:font-size-complex="13pt"/>
    </style:style>
    <style:style style:name="T6" style:family="text">
      <style:text-properties style:font-name="Liberation Sans" fo:font-size="13pt" officeooo:rsid="002c7903" style:font-size-asian="13pt" style:font-name-complex="Liberation Sans" style:font-size-complex="13pt"/>
    </style:style>
    <style:style style:name="T7" style:family="text">
      <style:text-properties style:font-name="Liberation Sans" fo:font-size="13pt" officeooo:rsid="002e5be7" style:font-size-asian="13pt" style:font-name-complex="Liberation Sans" style:font-size-complex="13pt"/>
    </style:style>
    <style:style style:name="T8" style:family="text">
      <style:text-properties style:font-name="Liberation Sans" fo:font-size="13pt" fo:font-weight="bold" style:font-size-asian="13pt" style:font-weight-asian="bold" style:font-name-complex="Liberation Sans" style:font-size-complex="13pt" style:font-weight-complex="bold"/>
    </style:style>
    <style:style style:name="T9" style:family="text">
      <style:text-properties style:font-name="Liberation Sans" fo:font-size="13pt" fo:font-weight="bold" officeooo:rsid="002b648c" style:font-size-asian="13pt" style:font-weight-asian="bold" style:font-name-complex="Liberation Sans" style:font-size-complex="13pt" style:font-weight-complex="bold"/>
    </style:style>
    <style:style style:name="T10" style:family="text">
      <style:text-properties style:font-name="Liberation Sans" fo:font-size="13pt" fo:font-style="italic" style:font-size-asian="13pt" style:font-style-asian="italic" style:font-name-complex="Liberation Sans" style:font-size-complex="13pt" style:font-style-complex="italic"/>
    </style:style>
    <style:style style:name="T11" style:family="text">
      <style:text-properties style:font-name="Liberation Sans" fo:font-size="13pt" fo:font-style="italic" officeooo:rsid="0011cf05" style:font-size-asian="13pt" style:font-style-asian="italic" style:font-name-complex="Liberation Sans" style:font-size-complex="13pt" style:font-style-complex="italic"/>
    </style:style>
    <style:style style:name="T12" style:family="text">
      <style:text-properties style:font-name="Liberation Sans" fo:font-size="13pt" fo:font-style="italic" officeooo:rsid="001c6001" style:font-size-asian="13pt" style:font-style-asian="italic" style:font-name-complex="Liberation Sans" style:font-size-complex="13pt" style:font-style-complex="italic"/>
    </style:style>
    <style:style style:name="T13" style:family="text">
      <style:text-properties style:font-name="Liberation Sans" fo:font-size="13pt" fo:font-style="italic" fo:font-weight="normal" style:font-size-asian="13pt" style:font-style-asian="italic" style:font-weight-asian="normal" style:font-name-complex="Liberation Sans" style:font-size-complex="13pt" style:font-style-complex="italic" style:font-weight-complex="normal"/>
    </style:style>
    <style:style style:name="T14" style:family="text">
      <style:text-properties style:font-name="Liberation Sans" fo:font-size="13pt" fo:font-style="italic" fo:font-weight="normal" officeooo:rsid="002e5be7" style:font-size-asian="13pt" style:font-style-asian="italic" style:font-weight-asian="normal" style:font-name-complex="Liberation Sans" style:font-size-complex="13pt" style:font-style-complex="italic" style:font-weight-complex="normal"/>
    </style:style>
    <style:style style:name="T15" style:family="text">
      <style:text-properties style:font-name="Liberation Sans" fo:font-size="13pt" fo:font-style="italic" fo:font-weight="bold" style:font-size-asian="13pt" style:font-style-asian="italic" style:font-weight-asian="bold" style:font-name-complex="Liberation Sans" style:font-size-complex="13pt" style:font-style-complex="italic" style:font-weight-complex="bold"/>
    </style:style>
    <style:style style:name="T16" style:family="text">
      <style:text-properties style:font-name="Liberation Sans" fo:font-size="13pt" fo:font-weight="normal" style:font-size-asian="13pt" style:font-weight-asian="normal" style:font-name-complex="Liberation Sans" style:font-size-complex="13pt" style:font-weight-complex="normal"/>
    </style:style>
    <style:style style:name="T17" style:family="text">
      <style:text-properties style:font-name="Liberation Sans" fo:font-size="13pt" fo:font-weight="normal" officeooo:rsid="002e5be7" style:font-size-asian="13pt" style:font-weight-asian="normal" style:font-name-complex="Liberation Sans" style:font-size-complex="13pt" style:font-weight-complex="normal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style:font-name-asian="Liberation Mono" style:font-size-asian="13pt" style:font-size-complex="13pt"/>
    </style:style>
    <style:style style:name="T20" style:family="text">
      <style:text-properties fo:font-style="italic" fo:font-weight="normal" officeooo:rsid="0008ed03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c6001" style:font-style-asian="italic" style:font-weight-asian="normal" style:font-style-complex="italic" style:font-weight-complex="normal"/>
    </style:style>
    <style:style style:name="T22" style:family="text">
      <style:text-properties fo:font-style="italic" officeooo:rsid="000cc53b" style:font-style-asian="italic" style:font-style-complex="italic"/>
    </style:style>
    <style:style style:name="T23" style:family="text">
      <style:text-properties fo:font-style="italic" officeooo:rsid="001c6001" style:font-style-asian="italic" style:font-style-complex="italic"/>
    </style:style>
    <style:style style:name="T24" style:family="text">
      <style:text-properties fo:color="#00599d"/>
    </style:style>
    <style:style style:name="T25" style:family="text">
      <style:text-properties fo:color="#00599d" style:font-name="Liberation Mono" fo:font-size="11pt" style:font-size-asian="11pt" style:font-name-complex="Liberation Mono" style:font-size-complex="11pt"/>
    </style:style>
    <style:style style:name="T26" style:family="text">
      <style:text-properties fo:color="#00599d" style:font-name="Liberation Mono" fo:font-size="11pt" fo:font-weight="normal" style:font-size-asian="11pt" style:font-weight-asian="normal" style:font-name-complex="Liberation Mono" style:font-size-complex="11pt" style:font-weight-complex="normal"/>
    </style:style>
    <style:style style:name="T27" style:family="text">
      <style:text-properties fo:color="#00599d" style:font-name="Liberation Mono" fo:font-size="11pt" fo:font-weight="bold" style:font-size-asian="11pt" style:font-weight-asian="bold" style:font-name-complex="Liberation Mono" style:font-size-complex="11pt" style:font-weight-complex="bold"/>
    </style:style>
    <style:style style:name="T28" style:family="text">
      <style:text-properties fo:color="#00599d" style:font-name="Liberation Mono" fo:font-size="11pt" fo:font-style="normal" fo:font-weight="normal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T29" style:family="text">
      <style:text-properties fo:color="#00599d" style:font-name="Liberation Mono" fo:font-size="11pt" fo:font-style="normal" style:font-size-asian="11pt" style:font-style-asian="normal" style:font-name-complex="Liberation Mono" style:font-size-complex="11pt" style:font-style-complex="normal"/>
    </style:style>
    <style:style style:name="T30" style:family="text">
      <style:text-properties fo:color="#00599d" style:font-name="Liberation Mono" fo:font-size="11pt" fo:font-style="italic" style:font-size-asian="11pt" style:font-style-asian="italic" style:font-name-complex="Liberation Mono" style:font-size-complex="11pt" style:font-style-complex="italic"/>
    </style:style>
    <style:style style:name="T31" style:family="text">
      <style:text-properties fo:color="#00599d" style:font-name="Liberation Mono" fo:font-size="13pt" style:font-size-asian="13pt" style:font-name-complex="Liberation Mono" style:font-size-complex="13pt"/>
    </style:style>
    <style:style style:name="T32" style:family="text">
      <style:text-properties fo:color="#00599d" style:font-name="Liberation Mono" fo:font-size="13pt" style:font-name-asian="Liberation Mono" style:font-size-asian="13pt" style:font-name-complex="Liberation Mono" style:font-size-complex="13pt"/>
    </style:style>
    <style:style style:name="T33" style:family="text">
      <style:text-properties fo:color="#00599d" style:font-name="Liberation Mono" fo:font-size="13pt" fo:font-style="normal" fo:font-weight="normal" style:font-size-asian="13pt" style:font-style-asian="normal" style:font-weight-asian="normal" style:font-name-complex="Liberation Mono" style:font-size-complex="13pt" style:font-style-complex="normal" style:font-weight-complex="normal"/>
    </style:style>
    <style:style style:name="T34" style:family="text">
      <style:text-properties fo:color="#00599d" style:font-name="Liberation Mono" fo:font-size="13pt" fo:font-weight="normal" style:font-size-asian="13pt" style:font-weight-asian="normal" style:font-name-complex="Liberation Mono" style:font-size-complex="13pt" style:font-weight-complex="normal"/>
    </style:style>
    <style:style style:name="T35" style:family="text">
      <style:text-properties fo:color="#00599d" style:text-line-through-style="none" style:text-line-through-type="none" style:font-name="Liberation Mono" fo:font-size="11pt" fo:font-weight="normal" style:font-size-asian="11pt" style:font-weight-asian="normal" style:font-name-complex="Liberation Mono" style:font-size-complex="11pt" style:font-weight-complex="normal"/>
    </style:style>
    <style:style style:name="T36" style:family="text">
      <style:text-properties fo:color="#00599d" fo:font-size="13pt" style:font-size-asian="13pt" style:font-size-complex="13pt"/>
    </style:style>
    <style:style style:name="T37" style:family="text">
      <style:text-properties fo:color="#00599d" fo:font-size="13pt" style:font-name-asian="Liberation Mono" style:font-size-asian="13pt" style:font-size-complex="13pt"/>
    </style:style>
    <style:style style:name="T38" style:family="text">
      <style:text-properties fo:color="#00599d" style:font-name="Liberation Sans" fo:font-size="13pt" style:font-size-asian="13pt" style:font-name-complex="Liberation Sans" style:font-size-complex="13pt"/>
    </style:style>
    <style:style style:name="T39" style:family="text">
      <style:text-properties fo:color="#00599d" style:font-name="Liberation Sans" fo:font-size="13pt" officeooo:rsid="002c7903" style:font-size-asian="13pt" style:font-name-complex="Liberation Sans" style:font-size-complex="13pt"/>
    </style:style>
    <style:style style:name="T40" style:family="text">
      <style:text-properties fo:color="#00599d" style:font-name="Liberation Sans" fo:font-size="13pt" fo:font-style="italic" style:font-size-asian="13pt" style:font-style-asian="italic" style:font-name-complex="Liberation Sans" style:font-size-complex="13pt" style:font-style-complex="italic"/>
    </style:style>
    <style:style style:name="T41" style:family="text">
      <style:text-properties fo:color="#00599d" style:font-name="Liberation Sans" fo:font-size="13pt" fo:font-weight="normal" style:font-size-asian="13pt" style:font-weight-asian="normal" style:font-name-complex="Liberation Sans" style:font-size-complex="13pt" style:font-weight-complex="normal"/>
    </style:style>
    <style:style style:name="T42" style:family="text">
      <style:text-properties fo:color="#00599d" style:font-name="Liberation Sans" fo:font-size="11pt" fo:font-style="italic" style:font-size-asian="11pt" style:font-style-asian="italic" style:font-name-complex="Liberation Sans" style:font-size-complex="11pt" style:font-style-complex="italic"/>
    </style:style>
    <style:style style:name="T43" style:family="text">
      <style:text-properties fo:color="#00599d" style:font-name="Liberation Mono1" fo:font-size="11pt" officeooo:rsid="002c7903" style:font-size-asian="11pt" style:font-name-complex="Liberation Sans" style:font-size-complex="11pt"/>
    </style:style>
    <style:style style:name="T44" style:family="text">
      <style:text-properties style:font-name="Liberation Mono" fo:font-size="11pt" fo:font-weight="normal" style:font-size-asian="11pt" style:font-weight-asian="normal" style:font-name-complex="Liberation Mono" style:font-size-complex="11pt" style:font-weight-complex="normal"/>
    </style:style>
    <style:style style:name="T45" style:family="text">
      <style:text-properties style:font-name="Liberation Mono" fo:font-size="11pt" style:font-size-asian="11pt" style:font-name-complex="Liberation Mono" style:font-size-complex="11pt"/>
    </style:style>
    <style:style style:name="T46" style:family="text">
      <style:text-properties style:font-name="Liberation Mono" fo:font-size="13pt" fo:font-weight="normal" style:font-size-asian="13pt" style:font-weight-asian="normal" style:font-name-complex="Liberation Mono" style:font-size-complex="13pt" style:font-weight-complex="normal"/>
    </style:style>
    <style:style style:name="T47" style:family="text">
      <style:text-properties fo:font-weight="normal" officeooo:rsid="000875b9" style:font-weight-asian="normal" style:font-weight-complex="normal"/>
    </style:style>
    <style:style style:name="T48" style:family="text">
      <style:text-properties fo:font-weight="normal" officeooo:rsid="0008ed03" style:font-weight-asian="normal" style:font-weight-complex="normal"/>
    </style:style>
    <style:style style:name="T49" style:family="text">
      <style:text-properties style:text-line-through-style="none" style:text-line-through-type="none" style:font-name="Liberation Mono" fo:font-size="11pt" fo:font-weight="normal" style:font-size-asian="11pt" style:font-weight-asian="normal" style:font-name-complex="Liberation Mono" style:font-size-complex="11pt" style:font-weight-complex="normal"/>
    </style:style>
    <style:style style:name="T50" style:family="text">
      <style:text-properties style:text-line-through-style="none" style:text-line-through-type="none" style:font-name="Liberation Sans" fo:font-size="13pt" fo:font-weight="normal" style:font-size-asian="13pt" style:font-weight-asian="normal" style:font-name-complex="Liberation Sans" style:font-size-complex="13pt" style:font-weight-complex="normal"/>
    </style:style>
    <style:style style:name="T51" style:family="text">
      <style:text-properties style:text-line-through-style="none" style:text-line-through-type="none" style:font-name="Liberation Sans" fo:font-size="13pt" fo:font-weight="bold" style:font-size-asian="13pt" style:font-weight-asian="bold" style:font-name-complex="Liberation Sans" style:font-size-complex="13pt" style:font-weight-complex="bold"/>
    </style:style>
    <style:style style:name="T52" style:family="text">
      <style:text-properties style:text-line-through-style="none" style:text-line-through-type="none" style:font-name="Liberation Sans" fo:font-size="11pt" fo:font-weight="normal" style:font-size-asian="11pt" style:font-weight-asian="normal" style:font-name-complex="Liberation Sans" style:font-size-complex="11pt" style:font-weight-complex="normal"/>
    </style:style>
    <style:style style:name="T53" style:family="text">
      <style:text-properties fo:color="#000000" style:text-line-through-style="none" style:text-line-through-type="none" style:font-name="Liberation Sans" fo:font-size="13pt" fo:font-weight="normal" style:font-size-asian="13pt" style:font-weight-asian="normal" style:font-name-complex="Liberation Sans" style:font-size-complex="13pt" style:font-weight-complex="normal"/>
    </style:style>
    <style:style style:name="T54" style:family="text">
      <style:text-properties fo:color="#000000" style:text-line-through-style="none" style:text-line-through-type="none" style:font-name="Liberation Sans" fo:font-size="11pt" fo:font-weight="normal" style:font-size-asian="11pt" style:font-weight-asian="normal" style:font-name-complex="Liberation Sans" style:font-size-complex="11pt" style:font-weight-complex="normal"/>
    </style:style>
    <style:style style:name="T55" style:family="text">
      <style:text-properties fo:color="#000000" fo:font-size="13pt" style:font-size-asian="13pt" style:font-size-complex="13pt"/>
    </style:style>
    <style:style style:name="T56" style:family="text">
      <style:text-properties fo:color="#000000" style:font-name="Liberation Sans" fo:font-size="13pt" style:font-size-asian="13pt" style:font-name-complex="Liberation Sans" style:font-size-complex="13pt"/>
    </style:style>
    <style:style style:name="T57" style:family="text">
      <style:text-properties fo:color="#000000" style:font-name="Liberation Sans" fo:font-size="13pt" fo:font-style="italic" style:font-size-asian="13pt" style:font-style-asian="italic" style:font-name-complex="Liberation Sans" style:font-size-complex="13pt" style:font-style-complex="italic"/>
    </style:style>
    <style:style style:name="T58" style:family="text">
      <style:text-properties fo:color="#000000" style:font-name="Liberation Sans" fo:font-size="13pt" fo:font-style="italic" fo:font-weight="normal" style:font-size-asian="13pt" style:font-style-asian="italic" style:font-weight-asian="normal" style:font-name-complex="Liberation Sans" style:font-size-complex="13pt" style:font-style-complex="italic" style:font-weight-complex="normal"/>
    </style:style>
    <style:style style:name="T59" style:family="text">
      <style:text-properties fo:color="#000000" style:font-name="Liberation Sans" fo:font-size="13pt" fo:font-style="italic" style:text-underline-style="none" style:font-size-asian="13pt" style:font-style-asian="italic" style:font-name-complex="Liberation Sans" style:font-size-complex="13pt" style:font-style-complex="italic"/>
    </style:style>
    <style:style style:name="T60" style:family="text">
      <style:text-properties fo:color="#000000" style:font-name="Liberation Sans" fo:font-size="13pt" fo:font-style="normal" fo:font-weight="normal" style:font-size-asian="13pt" style:font-style-asian="normal" style:font-weight-asian="normal" style:font-name-complex="Liberation Sans" style:font-size-complex="13pt" style:font-style-complex="normal" style:font-weight-complex="normal"/>
    </style:style>
    <style:style style:name="T61" style:family="text">
      <style:text-properties fo:color="#000000" style:font-name="Liberation Sans" fo:font-size="13pt" fo:font-style="normal" style:font-size-asian="13pt" style:font-style-asian="normal" style:font-name-complex="Liberation Sans" style:font-size-complex="13pt" style:font-style-complex="normal"/>
    </style:style>
    <style:style style:name="T62" style:family="text">
      <style:text-properties fo:color="#000000" style:font-name="Liberation Sans" fo:font-size="13pt" fo:font-weight="bold" style:font-size-asian="13pt" style:font-weight-asian="bold" style:font-name-complex="Liberation Sans" style:font-size-complex="13pt" style:font-weight-complex="bold"/>
    </style:style>
    <style:style style:name="T63" style:family="text">
      <style:text-properties fo:color="#000000" style:font-name="Liberation Sans" fo:font-size="13pt" fo:font-weight="normal" style:font-size-asian="13pt" style:font-weight-asian="normal" style:font-name-complex="Liberation Sans" style:font-size-complex="13pt" style:font-weight-complex="normal"/>
    </style:style>
    <style:style style:name="T64" style:family="text">
      <style:text-properties fo:color="#000000" style:font-name="Liberation Sans" fo:font-size="13pt" style:text-underline-style="none" fo:font-weight="bold" style:font-size-asian="13pt" style:font-weight-asian="bold" style:font-name-complex="Liberation Sans" style:font-size-complex="13pt" style:font-weight-complex="bold"/>
    </style:style>
    <style:style style:name="T65" style:family="text">
      <style:text-properties fo:color="#000000" style:font-name="Liberation Sans" fo:font-size="13pt" style:text-underline-style="none" style:font-size-asian="13pt" style:font-name-complex="Liberation Sans" style:font-size-complex="13pt"/>
    </style:style>
    <style:style style:name="T66" style:family="text">
      <style:text-properties fo:color="#000000" style:font-name="Liberation Sans" fo:font-size="13pt" style:text-underline-style="solid" style:text-underline-width="auto" style:text-underline-color="font-color" style:font-size-asian="13pt" style:font-name-complex="Liberation Sans" style:font-size-complex="13pt"/>
    </style:style>
    <style:style style:name="T67" style:family="text">
      <style:text-properties fo:color="#000000" style:font-name="Liberation Sans" fo:font-size="13pt" style:text-underline-style="solid" style:text-underline-width="auto" style:text-underline-color="font-color" officeooo:rsid="000f8a83" style:font-size-asian="13pt" style:font-name-complex="Liberation Sans" style:font-size-complex="13pt"/>
    </style:style>
    <style:style style:name="T68" style:family="text">
      <style:text-properties fo:color="#000000" style:font-name="Liberation Sans" fo:font-size="13pt" style:text-underline-style="solid" style:text-underline-width="auto" style:text-underline-color="font-color" officeooo:rsid="0011892a" style:font-size-asian="13pt" style:font-name-complex="Liberation Sans" style:font-size-complex="13pt"/>
    </style:style>
    <style:style style:name="T69" style:family="text">
      <style:text-properties fo:color="#000000" style:font-name="Liberation Sans" fo:font-size="13pt" style:text-underline-style="solid" style:text-underline-width="auto" style:text-underline-color="font-color" officeooo:rsid="00146a28" style:font-size-asian="13pt" style:font-name-complex="Liberation Sans" style:font-size-complex="13pt"/>
    </style:style>
    <style:style style:name="T70" style:family="text">
      <style:text-properties fo:color="#000000" style:font-name="Liberation Sans" fo:font-size="11pt" style:font-size-asian="11pt" style:font-name-complex="Liberation Sans" style:font-size-complex="11pt"/>
    </style:style>
    <style:style style:name="T71" style:family="text">
      <style:text-properties fo:color="#000000" style:font-name="Liberation Mono" fo:font-size="13pt" style:font-size-asian="13pt" style:font-name-complex="Liberation Mono" style:font-size-complex="13pt"/>
    </style:style>
    <style:style style:name="T72" style:family="text">
      <style:text-properties fo:color="#000000" style:font-name="Liberation Mono" fo:font-size="13pt" style:font-name-asian="Liberation Mono" style:font-size-asian="13pt" style:font-name-complex="Liberation Mono" style:font-size-complex="13pt"/>
    </style:style>
    <style:style style:name="T73" style:family="text">
      <style:text-properties fo:color="#000000" style:font-name="Liberation Mono" fo:font-size="13pt" fo:font-weight="normal" style:font-size-asian="13pt" style:font-weight-asian="normal" style:font-name-complex="Liberation Mono" style:font-size-complex="13pt" style:font-weight-complex="normal"/>
    </style:style>
    <style:style style:name="T74" style:family="text">
      <style:text-properties fo:color="#000000" style:font-name="Liberation Mono" fo:font-size="13pt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75" style:family="text">
      <style:text-properties fo:color="#000000" fo:font-style="italic" fo:font-weight="normal" officeooo:rsid="001c6001" style:font-style-asian="italic" style:font-weight-asian="normal" style:font-style-complex="italic" style:font-weight-complex="normal"/>
    </style:style>
    <style:style style:name="T76" style:family="text">
      <style:text-properties fo:color="#579835"/>
    </style:style>
    <style:style style:name="T77" style:family="text">
      <style:text-properties fo:color="#579835" fo:font-size="13pt" style:font-size-asian="13pt" style:font-size-complex="13pt"/>
    </style:style>
    <style:style style:name="T78" style:family="text">
      <style:text-properties fo:color="#579835" style:font-name="Liberation Sans" fo:font-size="13pt" style:font-size-asian="13pt" style:font-name-complex="Liberation Sans" style:font-size-complex="13pt"/>
    </style:style>
    <style:style style:name="T79" style:family="text">
      <style:text-properties fo:color="#579835" style:font-name="Liberation Mono" fo:font-size="13pt" style:font-size-asian="13pt" style:font-name-complex="Liberation Mono" style:font-size-complex="13pt"/>
    </style:style>
    <style:style style:name="T80" style:family="text">
      <style:text-properties fo:color="#579835" style:font-name="Liberation Mono" fo:font-size="13pt" fo:font-weight="normal" style:font-size-asian="13pt" style:font-weight-asian="normal" style:font-name-complex="Liberation Mono" style:font-size-complex="13pt" style:font-weight-complex="normal"/>
    </style:style>
    <style:style style:name="T81" style:family="text">
      <style:text-properties fo:color="#009598"/>
    </style:style>
    <style:style style:name="T82" style:family="text">
      <style:text-properties fo:color="#009598" fo:font-size="13pt" style:font-size-asian="13pt" style:font-size-complex="13pt"/>
    </style:style>
    <style:style style:name="T83" style:family="text">
      <style:text-properties fo:color="#009598" style:font-name="Liberation Sans" fo:font-size="13pt" style:font-size-asian="13pt" style:font-name-complex="Liberation Sans" style:font-size-complex="13pt"/>
    </style:style>
    <style:style style:name="T84" style:family="text">
      <style:text-properties fo:color="#009598" style:font-name="Liberation Mono" fo:font-size="11pt" fo:font-weight="normal" style:font-size-asian="11pt" style:font-weight-asian="normal" style:font-name-complex="Liberation Mono" style:font-size-complex="11pt" style:font-weight-complex="normal"/>
    </style:style>
    <style:style style:name="T85" style:family="text">
      <style:text-properties fo:color="#009598" style:font-name="Liberation Mono" fo:font-size="11pt" style:font-size-asian="11pt" style:font-name-complex="Liberation Mono" style:font-size-complex="11pt"/>
    </style:style>
    <style:style style:name="T86" style:family="text">
      <style:text-properties fo:color="#009598" style:font-name="Liberation Mono" fo:font-size="13pt" style:font-size-asian="13pt" style:font-name-complex="Liberation Mono" style:font-size-complex="13pt"/>
    </style:style>
    <style:style style:name="T87" style:family="text">
      <style:text-properties fo:color="#009598" style:font-name="Liberation Mono" fo:font-size="13pt" fo:font-weight="normal" style:font-size-asian="13pt" style:font-weight-asian="normal" style:font-name-complex="Liberation Mono" style:font-size-complex="13pt" style:font-weight-complex="normal"/>
    </style:style>
    <style:style style:name="T88" style:family="text">
      <style:text-properties fo:color="#5c2d91" fo:font-size="13pt" fo:font-style="italic" style:font-size-asian="13pt" style:font-style-asian="italic" style:font-size-complex="13pt" style:font-style-complex="italic"/>
    </style:style>
    <style:style style:name="T89" style:family="text">
      <style:text-properties fo:color="#5c2d91" style:font-name="Liberation Sans" fo:font-size="13pt" fo:font-style="italic" style:font-size-asian="13pt" style:font-style-asian="italic" style:font-name-complex="Liberation Sans" style:font-size-complex="13pt" style:font-style-complex="italic"/>
    </style:style>
    <style:style style:name="T90" style:family="text">
      <style:text-properties fo:color="#5c2d91" style:font-name="Liberation Sans" fo:font-size="11pt" fo:font-style="italic" fo:font-weight="normal" style:font-size-asian="11pt" style:font-style-asian="italic" style:font-weight-asian="normal" style:font-name-complex="Liberation Sans" style:font-size-complex="11pt" style:font-style-complex="italic" style:font-weight-complex="normal"/>
    </style:style>
    <style:style style:name="T91" style:family="text">
      <style:text-properties fo:color="#5c2d91" style:font-name="Liberation Mono" fo:font-size="11pt" fo:font-style="italic" fo:font-weight="normal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T92" style:family="text">
      <style:text-properties fo:color="#5c2d91" style:font-name="Liberation Mono" fo:font-size="13pt" fo:font-style="italic" style:font-size-asian="13pt" style:font-style-asian="italic" style:font-name-complex="Liberation Mono" style:font-size-complex="13pt" style:font-style-complex="italic"/>
    </style:style>
    <style:style style:name="T93" style:family="text">
      <style:text-properties fo:color="#5c2d91" style:font-name="Liberation Mono" fo:font-size="13pt" fo:font-style="italic" style:font-name-asian="Liberation Mono" style:font-size-asian="13pt" style:font-style-asian="italic" style:font-name-complex="Liberation Mono" style:font-size-complex="13pt" style:font-style-complex="italic"/>
    </style:style>
    <style:style style:name="T94" style:family="text">
      <style:text-properties fo:color="#5c2d91" style:font-name="Liberation Mono" fo:font-size="13pt" fo:font-style="italic" fo:font-weight="normal" style:font-size-asian="13pt" style:font-style-asian="italic" style:font-weight-asian="normal" style:font-name-complex="Liberation Mono" style:font-size-complex="13pt" style:font-style-complex="italic" style:font-weight-complex="normal"/>
    </style:style>
    <style:style style:name="T95" style:family="text">
      <style:text-properties fo:color="#5c2d91" style:font-name="Liberation Mono" fo:font-size="13pt" fo:font-style="italic" fo:font-weight="normal" style:font-name-asian="Liberation Mono" style:font-size-asian="13pt" style:font-style-asian="italic" style:font-weight-asian="normal" style:font-name-complex="Liberation Mono" style:font-size-complex="13pt" style:font-style-complex="italic" style:font-weight-complex="normal"/>
    </style:style>
    <style:style style:name="T96" style:family="text">
      <style:text-properties fo:color="#5c2d91" style:font-name="Liberation Mono" fo:font-size="13pt" fo:font-weight="normal" style:font-size-asian="13pt" style:font-weight-asian="normal" style:font-name-complex="Liberation Mono" style:font-size-complex="13pt" style:font-weight-complex="normal"/>
    </style:style>
    <style:style style:name="T97" style:family="text">
      <style:text-properties fo:color="#5c2d91" fo:font-style="italic" style:font-style-asian="italic" style:font-style-complex="italic"/>
    </style:style>
    <style:style style:name="T98" style:family="text">
      <style:text-properties fo:color="#ef413d"/>
    </style:style>
    <style:style style:name="T99" style:family="text">
      <style:text-properties fo:color="#ef413d" fo:font-size="13pt" style:font-size-asian="13pt" style:font-size-complex="13pt"/>
    </style:style>
    <style:style style:name="T100" style:family="text">
      <style:text-properties fo:color="#ef413d" fo:font-size="13pt" fo:font-style="normal" style:font-size-asian="13pt" style:font-style-asian="normal" style:font-size-complex="13pt" style:font-style-complex="normal"/>
    </style:style>
    <style:style style:name="T101" style:family="text">
      <style:text-properties fo:color="#ef413d" style:font-name="Liberation Mono" fo:font-size="11pt" fo:font-weight="normal" style:font-size-asian="11pt" style:font-weight-asian="normal" style:font-name-complex="Liberation Mono" style:font-size-complex="11pt" style:font-weight-complex="normal"/>
    </style:style>
    <style:style style:name="T102" style:family="text">
      <style:text-properties fo:color="#ef413d" style:font-name="Liberation Mono" fo:font-size="13pt" style:font-size-asian="13pt" style:font-name-complex="Liberation Mono" style:font-size-complex="13pt"/>
    </style:style>
    <style:style style:name="T103" style:family="text">
      <style:text-properties fo:color="#ef413d" style:font-name="Liberation Mono" fo:font-size="13pt" fo:font-weight="normal" style:font-size-asian="13pt" style:font-weight-asian="normal" style:font-name-complex="Liberation Mono" style:font-size-complex="13pt" style:font-weight-complex="normal"/>
    </style:style>
    <style:style style:name="T104" style:family="text">
      <style:text-properties fo:color="#ef413d" officeooo:rsid="000ebd8b"/>
    </style:style>
    <style:style style:name="T105" style:family="text">
      <style:text-properties fo:color="#74489d" fo:font-size="13pt" fo:font-style="italic" style:font-size-asian="13pt" style:font-style-asian="italic" style:font-size-complex="13pt" style:font-style-complex="italic"/>
    </style:style>
    <style:style style:name="T106" style:family="text">
      <style:text-properties fo:color="#74489d" style:font-name="Liberation Mono" fo:font-size="13pt" fo:font-style="italic" style:font-size-asian="13pt" style:font-style-asian="italic" style:font-name-complex="Liberation Mono" style:font-size-complex="13pt" style:font-style-complex="italic"/>
    </style:style>
    <style:style style:name="T107" style:family="text">
      <style:text-properties fo:color="#0d1f63"/>
    </style:style>
    <style:style style:name="T108" style:family="text">
      <style:text-properties fo:color="#0d1f63" officeooo:rsid="000ebd8b"/>
    </style:style>
    <style:style style:name="T109" style:family="text">
      <style:text-properties officeooo:rsid="000875b9"/>
    </style:style>
    <style:style style:name="T110" style:family="text">
      <style:text-properties officeooo:rsid="000cc53b"/>
    </style:style>
    <style:style style:name="T111" style:family="text">
      <style:text-properties officeooo:rsid="00128ddb"/>
    </style:style>
    <style:style style:name="T112" style:family="text">
      <style:text-properties officeooo:rsid="001b45af"/>
    </style:style>
    <style:style style:name="T113" style:family="text">
      <style:text-properties officeooo:rsid="001fb3de"/>
    </style:style>
    <style:style style:name="T114" style:family="text">
      <style:text-properties fo:color="#071136" style:font-name="Liberation Sans" fo:font-size="20pt" style:text-underline-style="none" style:font-size-asian="20pt" style:font-name-complex="Liberation Sans" style:font-size-complex="20pt"/>
    </style:style>
    <style:style style:name="T115" style:family="text">
      <style:text-properties fo:color="#071136" fo:font-size="20pt" style:font-size-asian="20pt" style:font-size-complex="20pt"/>
    </style:style>
    <style:style style:name="T116" style:family="text">
      <style:text-properties officeooo:rsid="002c07c4"/>
    </style:style>
    <style:style style:name="T117" style:family="text">
      <style:text-properties officeooo:rsid="002c79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16"/>
      <text:p text:style-name="P16"/>
      <text:p text:style-name="P16"/>
      <text:p text:style-name="P16"/>
      <text:p text:style-name="P16"/>
      <text:p text:style-name="P16"/>
      <text:p text:style-name="P17">ΕΡΓΑΣΙΑ 1</text:p>
      <text:p text:style-name="P18">ΕΙΣΑΓΩΓΗ – ΒΑΣΙΚΑ ΣΤΟΙΧΕΙΑ</text:p>
      <text:p text:style-name="P18"/>
      <text:p text:style-name="P19"/>
      <text:p text:style-name="P20">Χρήστος Μαργιώλης – Τμήμα 9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47"><text:soft-page-break/>Τί είναι πρόγραμμα;</text:p>
      <text:p text:style-name="P21"/>
      <text:p text:style-name="P21"/>
      <text:p text:style-name="P21">Πρόγραμμα είναι ένα σύνολο εντολών – συγκεκριμένου αριθμού – <text:span text:style-name="T113">οι</text:span> οποίες οδηγούν στην υλοποίση μιας λειτουργίας.</text:p>
      <text:p text:style-name="P21"/>
      <text:p text:style-name="P21"/>
      <text:p text:style-name="P47">Ποιά είναι τα βασικά βήματα ανάπτυξης και εκτέλεσης ενός C προγράμματος;</text:p>
      <text:p text:style-name="P23"/>
      <text:p text:style-name="P23"/>
      <text:p text:style-name="P31"><text:span text:style-name="T8">1. Σύνταξη (editing):</text:span><text:span text:style-name="T5"> Δημιουργία του πηγαίου κώδικα </text:span><text:span text:style-name="T10">(source code)</text:span><text:span text:style-name="T5"> σε έναν συντάκτη </text:span><text:span text:style-name="T10">(editor)</text:span><text:span text:style-name="T5">, όπως για παράδειγμα Visual Studio Code, Sublime Text, Notepad++ κ.α. Ο τύπος αρχείου του πηγαίου κώδικα C είναι </text:span><text:span text:style-name="T25">.c</text:span><text:span text:style-name="T5">.</text:span></text:p>
      <text:p text:style-name="P21"/>
      <text:p text:style-name="P31"><text:span text:style-name="T8">2. Μεταγλώττιση (compilation): </text:span><text:span text:style-name="T16">Ο μεταγλωττιστής </text:span><text:span text:style-name="T13">(compiler)</text:span><text:span text:style-name="T16"> ελέγχει τον κώδικα για τυχόν συντακτικά λάθη και στην συνέχεια, σε περίπτωση που δεν βρεθεί κάποιο, δημιουργεί τον object code, ο οποίος είναι σχεδόν σε γλώσσα μηχανής. Στην C η μεταγλώττιση ενός προγράμματος συνήθως γίνεται με τον μεταγλωττιστή </text:span><text:span text:style-name="T26">gcc</text:span><text:span text:style-name="T44"> </text:span><text:span text:style-name="T16">χρησιμοποιώντας την εντολή </text:span><text:span text:style-name="T26">gcc -</text:span><text:span text:style-name="T35">o όνομα-αρχείου.c</text:span><text:span text:style-name="T49">. </text:span><text:span text:style-name="T50">To αρχείο που παράγεται συνήθως έχει την μορφή </text:span><text:span text:style-name="T35">όνομα-αρχείου.obj</text:span><text:span text:style-name="T52"> </text:span><text:span text:style-name="T50">ή </text:span><text:span text:style-name="T35">όνομα-αρχείου.o</text:span><text:span text:style-name="T49">.</text:span></text:p>
      <text:p text:style-name="P25"/>
      <text:p text:style-name="P31"><text:span text:style-name="T51">3. Ένωση (linking): </text:span><text:span text:style-name="T50">O linker βρίσκει τις βιβλιοθήκες συναρτήσεων που έχουν χρησιμοποιηθεί στο πρόγραμμα και συνδυάζει τον source με τον object code και έτσι παράγει ένα εκτελέσιμο αρχείο μορφής π.χ </text:span><text:span text:style-name="T35">.exe</text:span><text:span text:style-name="T52"> ή </text:span><text:span text:style-name="T35">a.out</text:span><text:span text:style-name="T54"> </text:span><text:span text:style-name="T53">κ.α.</text:span></text:p>
      <text:p text:style-name="P31"/>
      <text:p text:style-name="P31"><text:span text:style-name="T8">3. Εκτέλεση (execution): </text:span><text:span text:style-name="T16">Εκτέλεση του τελικού προγράμματος.</text:span></text:p>
      <text:p text:style-name="P23"/>
      <text:p text:style-name="P50"/>
      <text:p text:style-name="P49">Ποιές είναι οι γενικές κατηγορίες λαθών των προγραμμάτων;</text:p>
      <text:p text:style-name="P21"/>
      <text:p text:style-name="P21"/>
      <text:p text:style-name="P31"><text:span text:style-name="T8">1. Συντακτικά </text:span><text:span text:style-name="T9">(syntax errors)</text:span><text:span text:style-name="T8">: </text:span><text:span text:style-name="T16">Λάθη που παραβιάζουν το συντακτικό μιας γλώσσας προγραμματισμού – για παράδειγμα</text:span><text:span text:style-name="T46"> </text:span><text:span text:style-name="T26">printf(number;</text:span><text:span text:style-name="T16"> αντί για</text:span><text:span text:style-name="T44"> </text:span><text:span text:style-name="T26">printf(“number”);</text:span></text:p>
      <text:p text:style-name="P25"/>
      <text:p text:style-name="P31"><text:span text:style-name="T8">2. Λογικά </text:span><text:span text:style-name="T9">(logic errors)</text:span><text:span text:style-name="T8">: </text:span><text:span text:style-name="T16">Λάθη που προκαλούνται από λανθασμένη σκέψη του προγραμματιστή όσον αφορά την λειτουργία του προγράμματος.</text:span></text:p>
      <text:p text:style-name="P31"><text:span text:style-name="T16"/></text:p>
      <text:p text:style-name="P90"><text:span text:style-name="T8">3. Λάθη κατά την εκτέλεση </text:span><text:span text:style-name="T9">(runtime errors)</text:span><text:span text:style-name="T8">:</text:span><text:span text:style-name="T16"> </text:span><text:span text:style-name="T17">Λάθη που προκαλούνται κατά την διάρκεια της εκτέλεσης του προγράμματος και δεν οφείλονται ούτε σε λάθη λογικής ούτε σύνταξης. </text:span><text:span text:style-name="T14">Για παράδειγμα</text:span><text:span text:style-name="T17">, ένα τέτοιο λάθος είναι η απώλεια ενός αρχείου από τον υπολογιστή, το οποίο είναι απαραίτητο για την λειτουργία του προγράμματος.</text:span></text:p>
      <text:p text:style-name="P23"/>
      <text:p text:style-name="P28"><text:span text:style-name="T23">Ερώτημα 1</text:span></text:p>
      <text:p text:style-name="P48"><text:soft-page-break/>Τί είναι μεταβλητή; Ποιά τα βασικά χαρακτηριστικά μίας μεταβλητής;</text:p>
      <text:p text:style-name="P50"/>
      <text:p text:style-name="P23"/>
      <text:p text:style-name="P71">Μεταβλητή <text:span text:style-name="T116">μια θέση μνήμης στην οποία δίνουμε ένα συμβολικό όνομα, και στην οποία αποθηκεύεται μια τιμή συγκεκριμένου τύπου δεδομένων. Η τιμή αυτή</text:span> καθορίζεται <text:span text:style-name="T116">και μπορεί να μεταβληθεί </text:span>κατά την διάρκεια της σύνταξης <text:span text:style-name="T117">ή της εκτέλεσης </text:span>ενός προγράμματος.</text:p>
      <text:p text:style-name="P76"/>
      <text:p text:style-name="P21">Τα <text:span text:style-name="T22">βασικά</text:span><text:span text:style-name="T110"> </text:span>χαρακτηριστικά μίας μεταβλητής είναι τα εξής:</text:p>
      <text:p text:style-name="P31"><text:span text:style-name="T8">1.</text:span><text:span text:style-name="T5"> Δεν αλλάζει το όνομα της.</text:span></text:p>
      <text:p text:style-name="P31"><text:span text:style-name="T8">2.</text:span><text:span text:style-name="T5"> Δεν αλλάζει ο τύπος της.</text:span></text:p>
      <text:p text:style-name="P91"><text:span text:style-name="T8">3.</text:span><text:span text:style-name="T5"> Δεν μπορεί το όνομα της μεταβλητής να ξεκινάει με αριθμούς ή να περιέχει κενά και ειδικούς χαρακτήρες, όπως παρενθέσεις κλπ.</text:span></text:p>
      <text:p text:style-name="P21"/>
      <text:p text:style-name="P27">Ερώτημα 4</text:p>
      <text:p text:style-name="P22"/>
      <text:p text:style-name="P22"/>
      <text:p text:style-name="P47">Τί είναι η standard είσοδος και τί η standard έξοδος ενός προγράμματος; </text:p>
      <text:p text:style-name="P23"/>
      <text:p text:style-name="P23"/>
      <text:list xml:id="list2755564319" text:style-name="L1">
        <text:list-item>
          <text:p text:style-name="P64"><text:span text:style-name="T8">Standard είσοδος </text:span><text:span text:style-name="T15">(standard input ή stdin)</text:span><text:span text:style-name="T8">: </text:span><text:span text:style-name="T16">Ροή εισόδου (input stream) στην οποία εισάγονται δεδομένα και διαβάζονται από το πρόγραμμα.</text:span></text:p>
          <text:p text:style-name="P65"/>
        </text:list-item>
        <text:list-item>
          <text:p text:style-name="P64"><text:span text:style-name="T8">Standard έξοδος </text:span><text:span text:style-name="T15">(standard output ή stdout)</text:span><text:span text:style-name="T8">:</text:span><text:span text:style-name="T16"> Ροή εξόδου (output stream) στην οποία το πρόγραμμα παίρνει δεδομένα του και τα εμφανίζει στην οθόνη.</text:span></text:p>
        </text:list-item>
      </text:list>
      <text:p text:style-name="P29"/>
      <text:p text:style-name="P85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5"><text:span text:style-name="T11">Ε</text:span><text:span text:style-name="T12">ρώτημα 5 (πρώτο μέρος)</text:span></text:p>
      <text:p text:style-name="P93"><text:soft-page-break/>Τί γνωρίζετε για τις συναρτήσεις με τις οποίες χειριζόμαστε την standard είσοδο και έξοδο στον C προγραμματισμό;</text:p>
      <text:p text:style-name="P23"/>
      <text:p text:style-name="P23"/>
      <text:list xml:id="list283613828" text:style-name="WW8Num2">
        <text:list-item>
          <text:p text:style-name="P78"><text:span text:style-name="T27">scanf()</text:span><text:span text:style-name="T56">: Είναι συνάρτηση εισόδου η οποία παρέχεται από την βιβλιοθήκη </text:span><text:span text:style-name="T38">stdio.h</text:span><text:span text:style-name="T56">. Μέσα στις παρενθέσεις εισάγονται δεδομένα και </text:span><text:span text:style-name="T57">συνήθως</text:span><text:span text:style-name="T56"> καταχωρούνται μέσα σε κάποια μεταβλητή – για παράδειγμα η </text:span><text:span text:style-name="T28">scanf(“%d”, &amp;num)</text:span><text:span text:style-name="T60"> </text:span><text:span text:style-name="T56">θα λάβει από τον χρήστη έναν ακέραιο αριθμό και θα τον καταχωρήσει στην μεταβλητή </text:span><text:span text:style-name="T25">num</text:span><text:span text:style-name="T56">.</text:span></text:p>
        </text:list-item>
      </text:list>
      <text:p text:style-name="P56"/>
      <text:list xml:id="list204636765888285" text:continue-numbering="true" text:style-name="WW8Num2">
        <text:list-item>
          <text:p text:style-name="P78"><text:span text:style-name="T27">printf()</text:span><text:span text:style-name="T56">: Είναι συνάρτηση εξόδου η οποία </text:span><text:span text:style-name="T57">επίσης</text:span><text:span text:style-name="T56"> παρέχεται από την βιβλιοθήκη </text:span><text:span text:style-name="T38">stdio.h</text:span><text:span text:style-name="T56">.</text:span><text:span text:style-name="T78"> </text:span><text:span text:style-name="T56">Μέσα στις παρενθέσεις ο προγραμματιστής δηλώνει τι θέλει να εμφανίσει η συνάρτηση στην οθόνη – για παραδείγμα, αν πάρουμε δεδομένο οτι η τιμή της μεταβλητής </text:span><text:span text:style-name="T25">num</text:span><text:span text:style-name="T56"> είναι 50, η </text:span><text:span text:style-name="T25">printf(“The number is %d”, num)</text:span><text:span text:style-name="T56"> θα εμφανίσει στην οθόνη </text:span><text:span text:style-name="T40">The number is 50</text:span><text:span text:style-name="T61">.</text:span></text:p>
        </text:list-item>
      </text:list>
      <text:p text:style-name="P21"/>
      <text:p text:style-name="P31"><text:span text:style-name="T61">Και οι δύο συναρτήσεις έχουν μια </text:span><text:span text:style-name="T57">σχετικά</text:span><text:span text:style-name="T61"> κοινή δομή στην σύνταξη τους. Αρχικά γράφουμε </text:span><text:span text:style-name="T29">“ “</text:span><text:span text:style-name="T61"> για να δηλώσουμε τα δεδομένα που θα εισάγουμε στην </text:span><text:span text:style-name="T29">scanf()</text:span><text:span text:style-name="T61"> και θα εξάγουμε αντίστοιχα με την </text:span><text:span text:style-name="T29">printf()</text:span><text:span text:style-name="T61">. Αυτά τα δεδομένα μπορούνε να είναι είτε κείμενο/χαρακτήρες, είτε αριθμοί. Στην συνέχεια, </text:span><text:span text:style-name="T57">αν θελήσουμε</text:span><text:span text:style-name="T61"> να καταχωρηθούν δεδομένα σε κάποια μεταβλητή, ή να εμφανιστούν τα δεδομένα κάποιας μεταβλητής, πρέπει μετά τα </text:span><text:span text:style-name="T29">“ “ </text:span><text:span text:style-name="T61">να αναφέρουμε και τις μεταβλητές που θα χρειαστούν οι συναρτήσεις, όπως στο παραπάνω παράδειγμα. Προκειμένου όμως η συνάρτηση να “καταλάβει” οτι θέλουμε να χρησιμοποιηθεί κάποια μεταβλητή, πρέπει μέσα στα </text:span><text:span text:style-name="T29">“ “</text:span><text:span text:style-name="T61"> να δηλώσουμε με το σύμβολο </text:span><text:span text:style-name="T29">%</text:span><text:span text:style-name="T61"> </text:span><text:span text:style-name="T57">(format identifier)</text:span><text:span text:style-name="T61"> και το ανάλογο γράμμα </text:span><text:span text:style-name="T57">(</text:span><text:span text:style-name="T30">d</text:span><text:span text:style-name="T42">, </text:span><text:span text:style-name="T30">f</text:span><text:span text:style-name="T42">, </text:span><text:span text:style-name="T30">lf</text:span><text:span text:style-name="T42">, </text:span><text:span text:style-name="T30">s</text:span><text:span text:style-name="T42">, </text:span><text:span text:style-name="T30">c</text:span><text:span text:style-name="T40"> </text:span><text:span text:style-name="T57">κ.α)</text:span><text:span text:style-name="T61"> τον τύπο της μεταβλητής που θέλουμε να εμφανιστεί/καταχωρηθεί.</text:span></text:p>
      <text:p text:style-name="P21"/>
      <text:p text:style-name="P31"><text:span text:style-name="T61">Στα παραπάνω παραδείγματα η μεταβλητή </text:span><text:span text:style-name="T29">num</text:span><text:span text:style-name="T61"> είναι τύπου </text:span><text:span text:style-name="T29">int</text:span><text:span text:style-name="T61"> (ακέραιος αριθμός), και για αυτό δηλώνουμε με το </text:span><text:span text:style-name="T29">%d </text:span><text:span text:style-name="T61">– όπου </text:span><text:span text:style-name="T29">d</text:span><text:span text:style-name="T61"> σημαίνει </text:span><text:span text:style-name="T57">decimal integer</text:span><text:span text:style-name="T61"> – οτι η μεταβλητή που θα χρειαστούμε σε εκείνη την θέση θα είναι ακεραίου τύπου.</text:span></text:p>
      <text:p text:style-name="P21"/>
      <text:p text:style-name="P31"><text:span text:style-name="T61">Υπάρχουν και άλλες συναρτήσεις με τις οποίες χειριζόμαστε την standard είσοδο/έξοδο στην C – μερικές από αυτές είναι η </text:span><text:span text:style-name="T29">fgets()</text:span><text:span text:style-name="T61"> και η </text:span><text:span text:style-name="T29">fputs()</text:span><text:span text:style-name="T61">, οι οποίες αφορούν τις συμβολοσειρές.</text:span></text:p>
      <text:p text:style-name="P21"/>
      <text:p text:style-name="P74"><text:span text:style-name="T23"/></text:p>
      <text:p text:style-name="P74"><text:span text:style-name="T23"/></text:p>
      <text:p text:style-name="P74"><text:span text:style-name="T23"/></text:p>
      <text:p text:style-name="P74"><text:span text:style-name="T23"/></text:p>
      <text:p text:style-name="P74"><text:span text:style-name="T23"/></text:p>
      <text:p text:style-name="P74"><text:span text:style-name="T23"/></text:p>
      <text:p text:style-name="P74"><text:span text:style-name="T23"/></text:p>
      <text:p text:style-name="P74"><text:span text:style-name="T23"/></text:p>
      <text:p text:style-name="P75"><text:span text:style-name="T23">Ερώτημα 5 (δεύτερο μέρος)</text:span></text:p>
      <text:p text:style-name="P75"><text:soft-page-break/><text:span text:style-name="T115">Τί είναι οι αριθμητικοί, τί οι σχεσιακοί και τί είναι οι λογικοί τελεστές; Αναφέρετε την λειτουργία των βασικότερων τελεστών και από τις τρεις κατηγορίες.</text:span></text:p>
      <text:p text:style-name="P23"/>
      <text:p text:style-name="P23"/>
      <text:list xml:id="list866862973" text:style-name="WW8Num3">
        <text:list-item>
          <text:p text:style-name="P79"><text:span text:style-name="T8">Αριθμητικοί τελεστές </text:span><text:span text:style-name="T15">(arithmetic operators)</text:span><text:span text:style-name="T8">:</text:span><text:span text:style-name="T5"> Τελεστές οι οποίοι εκτελούν συγκεκριμένες αριθμητικές πράξεις μεταξύ αριθμών ή μεταβλητών.</text:span></text:p>
        </text:list-item>
      </text:list>
      <text:p text:style-name="P21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Τελεστής</text:p>
          </table:table-cell>
          <table:table-cell table:style-name="Table1.A1" office:value-type="string">
            <text:p text:style-name="P1">Πράξη</text:p>
          </table:table-cell>
          <table:table-cell table:style-name="Table1.C1" office:value-type="string">
            <text:p text:style-name="P1">Παράδειγμα</text:p>
          </table:table-cell>
        </table:table-row>
        <table:table-row table:style-name="Table1.1"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Πρόσθεση</text:p>
          </table:table-cell>
          <table:table-cell table:style-name="Table1.C2" office:value-type="string">
            <text:p text:style-name="P2">5 + 4</text:p>
          </table:table-cell>
        </table:table-row>
        <table:table-row table:style-name="Table1.1"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Αφαίρεση</text:p>
          </table:table-cell>
          <table:table-cell table:style-name="Table1.C2" office:value-type="string">
            <text:p text:style-name="P2">5 - 4</text:p>
          </table:table-cell>
        </table:table-row>
        <table:table-row table:style-name="Table1.1"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2">Πολλαπλασιαμός</text:p>
          </table:table-cell>
          <table:table-cell table:style-name="Table1.C2" office:value-type="string">
            <text:p text:style-name="P2">5 * 4</text:p>
          </table:table-cell>
        </table:table-row>
        <table:table-row table:style-name="Table1.1">
          <table:table-cell table:style-name="Table1.A2" office:value-type="string">
            <text:p text:style-name="P2">/</text:p>
          </table:table-cell>
          <table:table-cell table:style-name="Table1.A2" office:value-type="string">
            <text:p text:style-name="P2">Διαίρεση</text:p>
          </table:table-cell>
          <table:table-cell table:style-name="Table1.C2" office:value-type="string">
            <text:p text:style-name="P2">5 / 4</text:p>
          </table:table-cell>
        </table:table-row>
        <table:table-row table:style-name="Table1.1">
          <table:table-cell table:style-name="Table1.A2" office:value-type="string">
            <text:p text:style-name="P2">%</text:p>
          </table:table-cell>
          <table:table-cell table:style-name="Table1.A2" office:value-type="string">
            <text:p text:style-name="P2">Υπόλοιπο διαίρεσης (mod)</text:p>
          </table:table-cell>
          <table:table-cell table:style-name="Table1.C2" office:value-type="string">
            <text:p text:style-name="P2">5 % 4</text:p>
          </table:table-cell>
        </table:table-row>
      </table:table>
      <text:p text:style-name="P30">Πηγή: <text:span text:style-name="T111">W</text:span>ikiversity</text:p>
      <text:p text:style-name="P31"/>
      <text:list xml:id="list204636402083628" text:continue-numbering="true" text:style-name="WW8Num3">
        <text:list-item>
          <text:p text:style-name="P79"><text:span text:style-name="T8">Σχεσιακοί τελεστές </text:span><text:span text:style-name="T15">(relational operators)</text:span><text:span text:style-name="T8">:</text:span><text:span text:style-name="T5"> Τελεστές οι οποίοι συγκρίνουν αριθμούς ή μεταβλητές.</text:span></text:p>
        </text:list-item>
      </text:list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Τελεστής</text:p>
          </table:table-cell>
          <table:table-cell table:style-name="Table2.A1" office:value-type="string">
            <text:p text:style-name="P1">Πράξη</text:p>
          </table:table-cell>
          <table:table-cell table:style-name="Table2.C1" office:value-type="string">
            <text:p text:style-name="P1">Παράδειγμα</text:p>
          </table:table-cell>
        </table:table-row>
        <table:table-row table:style-name="Table2.1">
          <table:table-cell table:style-name="Table2.A2" office:value-type="string">
            <text:p text:style-name="P21">==</text:p>
          </table:table-cell>
          <table:table-cell table:style-name="Table2.A2" office:value-type="string">
            <text:p text:style-name="P2">Ίσο</text:p>
          </table:table-cell>
          <table:table-cell table:style-name="Table2.C2" office:value-type="string">
            <text:p text:style-name="P2">(x == y)</text:p>
          </table:table-cell>
        </table:table-row>
        <table:table-row table:style-name="Table2.1">
          <table:table-cell table:style-name="Table2.A2" office:value-type="string">
            <text:p text:style-name="P2">!=</text:p>
          </table:table-cell>
          <table:table-cell table:style-name="Table2.A2" office:value-type="string">
            <text:p text:style-name="P2">Διάφορο</text:p>
          </table:table-cell>
          <table:table-cell table:style-name="Table2.C2" office:value-type="string">
            <text:p text:style-name="P2">(x =! y)</text:p>
          </table:table-cell>
        </table:table-row>
        <table:table-row table:style-name="Table2.1">
          <table:table-cell table:style-name="Table2.A2" office:value-type="string">
            <text:p text:style-name="P2">&gt;</text:p>
          </table:table-cell>
          <table:table-cell table:style-name="Table2.A2" office:value-type="string">
            <text:p text:style-name="P2">Μεγαλύτερο</text:p>
          </table:table-cell>
          <table:table-cell table:style-name="Table2.C2" office:value-type="string">
            <text:p text:style-name="P2">(x &gt; y)</text:p>
          </table:table-cell>
        </table:table-row>
        <table:table-row table:style-name="Table2.1">
          <table:table-cell table:style-name="Table2.A2" office:value-type="string">
            <text:p text:style-name="P2">&gt;=</text:p>
          </table:table-cell>
          <table:table-cell table:style-name="Table2.A2" office:value-type="string">
            <text:p text:style-name="P2">Μεγαλύτερο ή ίσο</text:p>
          </table:table-cell>
          <table:table-cell table:style-name="Table2.C2" office:value-type="string">
            <text:p text:style-name="P2">(x &gt;= y)</text:p>
          </table:table-cell>
        </table:table-row>
        <table:table-row table:style-name="Table2.1">
          <table:table-cell table:style-name="Table2.A2" office:value-type="string">
            <text:p text:style-name="P2">&lt;</text:p>
          </table:table-cell>
          <table:table-cell table:style-name="Table2.A2" office:value-type="string">
            <text:p text:style-name="P2">Μικρότερο</text:p>
          </table:table-cell>
          <table:table-cell table:style-name="Table2.C2" office:value-type="string">
            <text:p text:style-name="P2">(x &lt; y)</text:p>
          </table:table-cell>
        </table:table-row>
        <table:table-row table:style-name="Table2.1">
          <table:table-cell table:style-name="Table2.A2" office:value-type="string">
            <text:p text:style-name="P2">&lt;=</text:p>
          </table:table-cell>
          <table:table-cell table:style-name="Table2.A2" office:value-type="string">
            <text:p text:style-name="P2">Μικρότερο ή ίσο</text:p>
          </table:table-cell>
          <table:table-cell table:style-name="Table2.C2" office:value-type="string">
            <text:p text:style-name="P2">(x &lt;= y)</text:p>
          </table:table-cell>
        </table:table-row>
      </table:table>
      <text:p text:style-name="P58">Πηγή: <text:span text:style-name="T111">W</text:span>ikiversity</text:p>
      <text:p text:style-name="P56"/>
      <text:list xml:id="list204636302776465" text:continue-numbering="true" text:style-name="WW8Num3">
        <text:list-item>
          <text:p text:style-name="P79"><text:span text:style-name="T8">Λογικοί τελεστές </text:span><text:span text:style-name="T15">(logical operators)</text:span><text:span text:style-name="T8">:</text:span><text:span text:style-name="T5"> Τελεστές οι οποίοι </text:span><text:span text:style-name="T7">συνθήκες</text:span><text:span text:style-name="T5"> και επιστρέφουν τιμές </text:span><text:span text:style-name="T39">1</text:span><text:span text:style-name="T6"> ή </text:span><text:span text:style-name="T39">0</text:span><text:span text:style-name="T6">, οι οποίες αντιστιχούν σε </text:span><text:span text:style-name="T43">true</text:span><text:span text:style-name="T6"> ή </text:span><text:span text:style-name="T43">false</text:span><text:span text:style-name="T6"> αντίστοιχα.</text:span></text:p>
        </text:list-item>
      </text:list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Τελεστής</text:p>
          </table:table-cell>
          <table:table-cell table:style-name="Table3.A1" office:value-type="string">
            <text:p text:style-name="P1">Πράξη</text:p>
          </table:table-cell>
          <table:table-cell table:style-name="Table3.C1" office:value-type="string">
            <text:p text:style-name="P1">Παράδειγμα</text:p>
          </table:table-cell>
        </table:table-row>
        <table:table-row table:style-name="Table3.1">
          <table:table-cell table:style-name="Table3.A2" office:value-type="string">
            <text:p text:style-name="P2">&amp;&amp;</text:p>
          </table:table-cell>
          <table:table-cell table:style-name="Table3.A2" office:value-type="string">
            <text:p text:style-name="P2">Σύζευξη (AND)</text:p>
          </table:table-cell>
          <table:table-cell table:style-name="Table3.C2" office:value-type="string">
            <text:p text:style-name="P2">(1 &amp;&amp; 0)</text:p>
          </table:table-cell>
        </table:table-row>
        <table:table-row table:style-name="Table3.1">
          <table:table-cell table:style-name="Table3.A2" office:value-type="string">
            <text:p text:style-name="P2">||</text:p>
          </table:table-cell>
          <table:table-cell table:style-name="Table3.A2" office:value-type="string">
            <text:p text:style-name="P2">Διάζευξη (OR)</text:p>
          </table:table-cell>
          <table:table-cell table:style-name="Table3.C2" office:value-type="string">
            <text:p text:style-name="P2">(1 || 0)</text:p>
          </table:table-cell>
        </table:table-row>
        <table:table-row table:style-name="Table3.1">
          <table:table-cell table:style-name="Table3.A2" office:value-type="string">
            <text:p text:style-name="P2">!</text:p>
          </table:table-cell>
          <table:table-cell table:style-name="Table3.A2" office:value-type="string">
            <text:p text:style-name="P2">Άρνηση (NOT)</text:p>
          </table:table-cell>
          <table:table-cell table:style-name="Table3.C2" office:value-type="string">
            <text:p text:style-name="P2">(!1)</text:p>
          </table:table-cell>
        </table:table-row>
      </table:table>
      <text:p text:style-name="P58">Πηγή: <text:span text:style-name="T111">W</text:span>ikiversity</text:p>
      <text:p text:style-name="P21"/>
      <text:p text:style-name="P70"><text:span text:style-name="T21"/></text:p>
      <text:p text:style-name="P70"><text:span text:style-name="T21"/></text:p>
      <text:p text:style-name="P70"><text:span text:style-name="T21"/></text:p>
      <text:p text:style-name="P70"><text:span text:style-name="T21">Ερώτημα 6 (πρώτο μέρος)</text:span></text:p>
      <text:p text:style-name="P94"><text:soft-page-break/><text:span text:style-name="T2"><text:s/></text:span><text:span text:style-name="T1">Ποιά η διαφορά του τελεστή προσαύξησης από τον τελεστή μετααύξησης;</text:span></text:p>
      <text:p text:style-name="P51"/>
      <text:p text:style-name="P21"/>
      <text:p text:style-name="P26">Ας πάρουμε ως παράδειγμα το παρακάτω πρόγραμμα</text:p>
      <text:p text:style-name="P24"/>
      <text:p text:style-name="P44"><text:s text:c="4"/><text:span text:style-name="T81">#</text:span><text:span text:style-name="T97">include</text:span> <text:span text:style-name="T81">&lt;</text:span><text:span text:style-name="T76">stdio.h</text:span><text:span text:style-name="T81">&gt;</text:span></text:p>
      <text:p text:style-name="P44"><text:s text:c="4"/><text:span text:style-name="T97">int</text:span> <text:span text:style-name="T24">main</text:span><text:span text:style-name="T81">()</text:span></text:p>
      <text:p text:style-name="P44"><text:s text:c="4"/><text:span text:style-name="T81">{</text:span></text:p>
      <text:p text:style-name="P44"><text:s text:c="6"/><text:span text:style-name="T97">int</text:span> var<text:span text:style-name="T81">=</text:span><text:span text:style-name="T104">1</text:span><text:span text:style-name="T81">;</text:span></text:p>
      <text:p text:style-name="P44"><text:s text:c="4"/></text:p>
      <text:p text:style-name="P45"><text:s text:c="6"/><text:span text:style-name="T107">//Πρώτα αυξάνεται η μεταβλητή σε </text:span><text:span text:style-name="T108">2</text:span><text:span text:style-name="T107">, και μετά εμφανίζεται</text:span></text:p>
      <text:p text:style-name="P44"><text:s text:c="6"/><text:span text:style-name="T24">printf</text:span><text:span text:style-name="T81">("</text:span>%d<text:span text:style-name="T81">",++</text:span>var<text:span text:style-name="T81">);</text:span> </text:p>
      <text:p text:style-name="P44"/>
      <text:p text:style-name="P44"><text:s text:c="6"/></text:p>
      <text:p text:style-name="P45"><text:span text:style-name="T107"><text:tab/><text:tab/> //Πρώτα εμφανίζεται το </text:span><text:span text:style-name="T108">1</text:span><text:span text:style-name="T107">, και στην συνέχεια αυξάνεται και γίνεται </text:span><text:span text:style-name="T108">2</text:span></text:p>
      <text:p text:style-name="P44"><text:s text:c="6"/><text:span text:style-name="T24">printf</text:span><text:span text:style-name="T81">("</text:span>%d<text:span text:style-name="T81">\n",</text:span>var<text:span text:style-name="T81">++);</text:span> </text:p>
      <text:p text:style-name="P44"><text:s text:c="5"/></text:p>
      <text:p text:style-name="P44"><text:s text:c="6"/><text:span text:style-name="T97">return</text:span> <text:span text:style-name="T98">0</text:span><text:span text:style-name="T81">;</text:span> </text:p>
      <text:p text:style-name="P44"><text:s text:c="4"/><text:span text:style-name="T81">}</text:span></text:p>
      <text:p text:style-name="P21"/>
      <text:list xml:id="list4116124293" text:style-name="WW8Num4">
        <text:list-item>
          <text:p text:style-name="P68">Τελεστής προσάυξησης (++<text:span text:style-name="T109">var</text:span>): <text:span text:style-name="T47">Πρώτα </text:span><text:span text:style-name="T48">αυξάνεται </text:span><text:span text:style-name="T20">κατα 1</text:span><text:span text:style-name="T48"> η τιμή της μεταβλητής και μετά εμφανίζεται.</text:span></text:p>
          <text:p text:style-name="P68"/>
        </text:list-item>
      </text:list>
      <text:p text:style-name="P57"/>
      <text:list xml:id="list204635377394016" text:continue-numbering="true" text:style-name="WW8Num4">
        <text:list-item>
          <text:p text:style-name="P68">Τελεστής μετααύξησης (<text:span text:style-name="T109">var</text:span>++): <text:span text:style-name="T48">Πρώτα εμφανίζεται με την </text:span><text:span text:style-name="T20">τρέχουσα τιμή</text:span><text:span text:style-name="T48"> της η μεταβλητή και έπειτα αυξάνεται </text:span><text:span text:style-name="T20">κατά 1</text:span><text:span text:style-name="T48">.</text:span></text:p>
        </text:list-item>
      </text:list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/></text:p>
      <text:p text:style-name="P66"><text:span text:style-name="T23">Ερώτημα 6 (δεύτερο μέρος)</text:span></text:p>
      <text:p text:style-name="P53"><text:soft-page-break/><text:span text:style-name="T3">C1a.c</text:span><text:span text:style-name="T1"> – Αρχικός κώδικας με λάθη</text:span></text:p>
      <text:p text:style-name="P13"/>
      <text:p text:style-name="P9"/>
      <text:p text:style-name="P10"/>
      <text:p text:style-name="P11"><text:span text:style-name="T83">#</text:span><text:span text:style-name="T89">include</text:span><text:span text:style-name="T5"> </text:span><text:span text:style-name="T83">&lt;</text:span><text:span text:style-name="T78">stdio.h</text:span><text:span text:style-name="T83">&gt;</text:span></text:p>
      <text:p text:style-name="P8"/>
      <text:p text:style-name="Preformatted_20_Text"><text:span text:style-name="T88">int</text:span><text:span text:style-name="T18"> </text:span><text:span text:style-name="T82">main</text:span><text:span text:style-name="T36">(</text:span><text:span text:style-name="T88">int</text:span><text:span text:style-name="T18"> </text:span><text:span text:style-name="T99">argc</text:span><text:span text:style-name="T82">,</text:span><text:span text:style-name="T18"> </text:span><text:span text:style-name="T88">int</text:span><text:span text:style-name="T18"> </text:span><text:span text:style-name="T82">**</text:span><text:span text:style-name="T99">argv</text:span><text:span text:style-name="T82">)</text:span></text:p>
      <text:p text:style-name="P12">{</text:p>
      <text:p text:style-name="Preformatted_20_Text"><text:span text:style-name="T19"><text:s text:c="4"/></text:span><text:span text:style-name="T88">int</text:span><text:span text:style-name="T18"> A</text:span><text:span text:style-name="T82">,</text:span><text:span text:style-name="T18"> B</text:span><text:span text:style-name="T82">;</text:span></text:p>
      <text:p text:style-name="Preformatted_20_Text"><text:span text:style-name="T19"><text:s text:c="4"/></text:span><text:span text:style-name="T88">int</text:span><text:span text:style-name="T18"> C</text:span><text:span text:style-name="T82">,</text:span><text:span text:style-name="T18"> D</text:span><text:span text:style-name="T82">,</text:span><text:span text:style-name="T18"> E</text:span><text:span text:style-name="T82">,</text:span><text:span text:style-name="T18"> F</text:span><text:span text:style-name="T82">;</text:span><text:span text:style-name="T18"> </text:span></text:p>
      <text:p text:style-name="Preformatted_20_Text"><text:span text:style-name="T19"><text:s text:c="3"/></text:span><text:span text:style-name="T37"><text:s/></text:span><text:span text:style-name="T36">system </text:span><text:span text:style-name="T82">("</text:span><text:span text:style-name="T77">chcp 1253</text:span><text:span text:style-name="T82">");</text:span></text:p>
      <text:p text:style-name="Preformatted_20_Text"><text:span text:style-name="T19"><text:s text:c="3"/></text:span><text:span text:style-name="T37"><text:s/></text:span><text:span text:style-name="T36">printf </text:span><text:span text:style-name="T82">("</text:span><text:span text:style-name="T77">Βασικές αριθμητικές πράξεις με Ακεραίους</text:span><text:span text:style-name="T82">\n");</text:span></text:p>
      <text:p text:style-name="Preformatted_20_Text"><text:span text:style-name="T19"><text:s text:c="4"/></text:span><text:span text:style-name="T36">printf</text:span><text:span text:style-name="T18"> </text:span><text:span text:style-name="T82">("</text:span><text:span text:style-name="T77">========================================</text:span><text:span text:style-name="T82">\n\n");</text:span></text:p>
      <text:p text:style-name="Preformatted_20_Text"><text:span text:style-name="T19"><text:s text:c="4"/></text:span><text:span text:style-name="T36">printf </text:span><text:span text:style-name="T82">("</text:span><text:span text:style-name="T77">Εισάγετε τον πρώτο αριθμό <text:s/>:</text:span><text:span text:style-name="T18"> </text:span><text:span text:style-name="T82">");</text:span></text:p>
      <text:p text:style-name="Preformatted_20_Text"><text:span text:style-name="T19"><text:s text:c="4"/></text:span><text:span text:style-name="T36">scanf </text:span><text:span text:style-name="T82">("</text:span><text:span text:style-name="T55">%</text:span><text:span text:style-name="T18">d</text:span><text:span text:style-name="T82">",&amp;</text:span><text:span text:style-name="T55">A</text:span><text:span text:style-name="T82">);</text:span></text:p>
      <text:p text:style-name="Preformatted_20_Text"><text:span text:style-name="T19"><text:s text:c="4"/></text:span><text:span text:style-name="T36">printf</text:span><text:span text:style-name="T18"> </text:span><text:span text:style-name="T82">("</text:span><text:span text:style-name="T77">Εισαγετε το δεύτερο αριθμό :</text:span><text:span text:style-name="T18"> </text:span><text:span text:style-name="T82">);</text:span></text:p>
      <text:p text:style-name="Preformatted_20_Text"><text:span text:style-name="T19"><text:s text:c="4"/></text:span><text:span text:style-name="T36">scanf </text:span><text:span text:style-name="T82">("</text:span><text:span text:style-name="T55">%</text:span><text:span text:style-name="T18">d</text:span><text:span text:style-name="T82">",</text:span><text:span text:style-name="T18"> </text:span><text:span text:style-name="T82">&amp;</text:span><text:span text:style-name="T55">B</text:span><text:span text:style-name="T82">);</text:span></text:p>
      <text:p text:style-name="Preformatted_20_Text"><text:span text:style-name="T19"><text:s text:c="4"/></text:span><text:span text:style-name="T18">C </text:span><text:span text:style-name="T82">=</text:span><text:span text:style-name="T18"> A </text:span><text:span text:style-name="T82">+</text:span><text:span text:style-name="T18"> B</text:span><text:span text:style-name="T82">;</text:span></text:p>
      <text:p text:style-name="Preformatted_20_Text"><text:span text:style-name="T19"><text:s text:c="4"/></text:span><text:span text:style-name="T18">D </text:span><text:span text:style-name="T82">=</text:span><text:span text:style-name="T18"> A </text:span><text:span text:style-name="T82">-</text:span><text:span text:style-name="T18"> B</text:span><text:span text:style-name="T82">;</text:span></text:p>
      <text:p text:style-name="Preformatted_20_Text"><text:span text:style-name="T19"><text:s text:c="4"/></text:span><text:span text:style-name="T18">E </text:span><text:span text:style-name="T82">=</text:span><text:span text:style-name="T18"> A </text:span><text:span text:style-name="T82">*</text:span><text:span text:style-name="T18"> B</text:span><text:span text:style-name="T82">;</text:span></text:p>
      <text:p text:style-name="Preformatted_20_Text"><text:span text:style-name="T19"><text:s text:c="4"/></text:span><text:span text:style-name="T18">F </text:span><text:span text:style-name="T82">=</text:span><text:span text:style-name="T18"> A </text:span><text:span text:style-name="T82">/</text:span><text:span text:style-name="T18"> B</text:span><text:span text:style-name="T82">;</text:span></text:p>
      <text:p text:style-name="Preformatted_20_Text"><text:span text:style-name="T19"><text:s text:c="4"/></text:span><text:span text:style-name="T36">printf</text:span><text:span text:style-name="T18"> </text:span><text:span text:style-name="T82">("</text:span><text:span text:style-name="T77">Άθροισμα <text:s/>:</text:span><text:span text:style-name="T18"> %d</text:span><text:span text:style-name="T82">\n",</text:span><text:span text:style-name="T18"> </text:span><text:span text:style-name="T55">c</text:span><text:span text:style-name="T82">);</text:span></text:p>
      <text:p text:style-name="Preformatted_20_Text"><text:span text:style-name="T19"><text:s text:c="4"/></text:span><text:span text:style-name="T36">printf </text:span><text:span text:style-name="T82">("</text:span><text:span text:style-name="T77">Διαφορά <text:s text:c="2"/>:</text:span><text:span text:style-name="T18"> %d</text:span><text:span text:style-name="T82">\n",</text:span><text:span text:style-name="T18"> </text:span><text:span text:style-name="T55">D</text:span><text:span text:style-name="T82">);</text:span></text:p>
      <text:p text:style-name="Preformatted_20_Text"><text:span text:style-name="T19"><text:s text:c="4"/></text:span><text:span text:style-name="T36">printf</text:span><text:span text:style-name="T18"> </text:span><text:span text:style-name="T82">("</text:span><text:span text:style-name="T77">Γινόμενο <text:s/>:</text:span><text:span text:style-name="T18"> %d</text:span><text:span text:style-name="T82">\n",</text:span><text:span text:style-name="T18"> </text:span><text:span text:style-name="T55">Ε</text:span><text:span text:style-name="T82">);</text:span></text:p>
      <text:p text:style-name="Preformatted_20_Text"><text:span text:style-name="T19"><text:s text:c="4"/></text:span><text:span text:style-name="T36">prantf</text:span><text:span text:style-name="T18"> </text:span><text:span text:style-name="T82">("</text:span><text:span text:style-name="T77">Πηλίκο <text:s text:c="3"/>:</text:span><text:span text:style-name="T18"> %d</text:span><text:span text:style-name="T82">\n",</text:span><text:span text:style-name="T18"> </text:span><text:span text:style-name="T55">F</text:span><text:span text:style-name="T82">);</text:span></text:p>
      <text:p text:style-name="Preformatted_20_Text"><text:span text:style-name="T19"><text:s text:c="4"/></text:span><text:span text:style-name="T88">return</text:span><text:span text:style-name="T105"> </text:span><text:span text:style-name="T100">0</text:span><text:span text:style-name="T82">;;</text:span></text:p>
      <text:p text:style-name="P14">}</text:p>
      <text:p text:style-name="P23"/>
      <text:p text:style-name="P47">Λάθη</text:p>
      <text:p text:style-name="P23"/>
      <text:p text:style-name="P23"/>
      <text:p text:style-name="P31"><text:span text:style-name="T8">Γραμμή 3: </text:span><text:span text:style-name="T16">Καλύτερο είναι το </text:span><text:span text:style-name="T84">**</text:span><text:span text:style-name="T101">argv</text:span><text:span text:style-name="T16"> να δηλωθεί ως </text:span><text:span text:style-name="T91">char</text:span><text:span text:style-name="T16"> και όχι ως </text:span><text:span text:style-name="T91">int</text:span><text:span text:style-name="T16">.</text:span></text:p>
      <text:p text:style-name="P31"><text:span text:style-name="T8">Γραμμή 12:</text:span><text:span text:style-name="T5"> Λείπουν τα εισαγωγικά κλεισίματος της συμβολοσειράς.</text:span></text:p>
      <text:p text:style-name="P31"><text:span text:style-name="T8">Γραμμή 18:</text:span><text:span text:style-name="T5"> Η μεταβλητή c πρέπει να γραφτεί με κεφαλαίο </text:span><text:span text:style-name="T45">C</text:span><text:span text:style-name="T5"> επειδή η C είναι case sensitive γλώσσα και λαμβάνει το </text:span><text:span text:style-name="T45">c</text:span><text:span text:style-name="T5"> ως διαφορετικό από το </text:span><text:span text:style-name="T45">C</text:span><text:span text:style-name="T5">.</text:span></text:p>
      <text:p text:style-name="P31"><text:span text:style-name="T8">Γραμμή 20:</text:span><text:span text:style-name="T5"> Έχει χρησιμοποιηθεί ελληνικό Ε αντί για λατινικό και ο compiler δεν το αναγνωρίζει.</text:span></text:p>
      <text:p text:style-name="P31"><text:span text:style-name="T8">Γραμμή 21:</text:span><text:span text:style-name="T5"> Η συνάρτηση πρέπει να είναι </text:span><text:span text:style-name="T25">printf</text:span><text:span text:style-name="T85">()</text:span><text:span text:style-name="T5">, όχι </text:span><text:span text:style-name="T25">prantf</text:span><text:span text:style-name="T85">()</text:span><text:span text:style-name="T70">.</text:span></text:p>
      <text:p text:style-name="P21"/>
      <text:p text:style-name="P69"><text:span text:style-name="T75"/></text:p>
      <text:p text:style-name="P69"><text:span text:style-name="T75"/></text:p>
      <text:p text:style-name="P69"><text:span text:style-name="T75"/></text:p>
      <text:p text:style-name="P69"><text:span text:style-name="T75"/></text:p>
      <text:p text:style-name="P69"><text:span text:style-name="T75"/></text:p>
      <text:p text:style-name="P69"><text:span text:style-name="T75"/></text:p>
      <text:p text:style-name="P69"><text:span text:style-name="T75">Ερώτημα 2 (πρώτο μέρος)</text:span></text:p>
      <text:p text:style-name="P53"><text:soft-page-break/><text:span text:style-name="T3">C1a-CORRECTED.c</text:span><text:span text:style-name="T1"> – Διορθωμένος κώδικας</text:span></text:p>
      <text:p text:style-name="P32"/>
      <text:p text:style-name="P32"/>
      <text:p text:style-name="P31"><text:span text:style-name="T86">#</text:span><text:span text:style-name="T92">include</text:span><text:span text:style-name="T71"> </text:span><text:span text:style-name="T86">&lt;</text:span><text:span text:style-name="T79">stdio.h</text:span><text:span text:style-name="T86">&gt;</text:span></text:p>
      <text:p text:style-name="P37"/>
      <text:p text:style-name="P31"><text:span text:style-name="T92">int</text:span><text:span text:style-name="T106"> </text:span><text:span text:style-name="T31">main</text:span><text:span text:style-name="T86">(</text:span><text:span text:style-name="T92">int</text:span><text:span text:style-name="T71"> </text:span><text:span text:style-name="T102">argc</text:span><text:span text:style-name="T86">,</text:span><text:span text:style-name="T71"> </text:span><text:span text:style-name="T92">char</text:span><text:span text:style-name="T71"> </text:span><text:span text:style-name="T86">**</text:span><text:span text:style-name="T102">argv</text:span><text:span text:style-name="T86">)</text:span></text:p>
      <text:p text:style-name="P41">{</text:p>
      <text:p text:style-name="P31"><text:span text:style-name="T72"><text:s text:c="4"/></text:span><text:span text:style-name="T92">int</text:span><text:span text:style-name="T71"> A</text:span><text:span text:style-name="T31">, </text:span><text:span text:style-name="T71">B</text:span><text:span text:style-name="T86">;</text:span></text:p>
      <text:p text:style-name="P31"><text:span text:style-name="T72"><text:s text:c="4"/></text:span><text:span text:style-name="T92">int</text:span><text:span text:style-name="T71"> C</text:span><text:span text:style-name="T86">,</text:span><text:span text:style-name="T71"> D</text:span><text:span text:style-name="T86">,</text:span><text:span text:style-name="T71"> E</text:span><text:span text:style-name="T86">,</text:span><text:span text:style-name="T71"> F</text:span><text:span text:style-name="T86">;</text:span><text:span text:style-name="T71"> </text:span></text:p>
      <text:p text:style-name="P31"><text:span text:style-name="T72"><text:s text:c="4"/></text:span><text:span text:style-name="T31">system </text:span><text:span text:style-name="T86">("</text:span><text:span text:style-name="T79">chcp 1253</text:span><text:span text:style-name="T86">");</text:span></text:p>
      <text:p text:style-name="P31"><text:span text:style-name="T72"><text:s text:c="4"/></text:span><text:span text:style-name="T31">printf </text:span><text:span text:style-name="T86">("</text:span><text:span text:style-name="T79">Βασικές αριθμητικές πράξεις με Ακεραίους</text:span><text:span text:style-name="T86">\n");</text:span></text:p>
      <text:p text:style-name="P31"><text:span text:style-name="T72"><text:s text:c="3"/></text:span><text:span text:style-name="T32"><text:s/></text:span><text:span text:style-name="T31">printf </text:span><text:span text:style-name="T86">("</text:span><text:span text:style-name="T79">========================================</text:span><text:span text:style-name="T86">\n\n");</text:span></text:p>
      <text:p text:style-name="P31"><text:span text:style-name="T72"><text:s text:c="4"/></text:span><text:span text:style-name="T31">printf </text:span><text:span text:style-name="T86">("</text:span><text:span text:style-name="T79">Εισάγετε τον πρώτο αριθμό <text:s/>:</text:span><text:span text:style-name="T71"> </text:span><text:span text:style-name="T86">");</text:span></text:p>
      <text:p text:style-name="P31"><text:span text:style-name="T72"><text:s text:c="3"/></text:span><text:span text:style-name="T32"><text:s/></text:span><text:span text:style-name="T31">scanf </text:span><text:span text:style-name="T86">("</text:span><text:span text:style-name="T71">%d</text:span><text:span text:style-name="T86">",&amp;</text:span><text:span text:style-name="T71">A</text:span><text:span text:style-name="T86">);</text:span></text:p>
      <text:p text:style-name="P31"><text:span text:style-name="T72"><text:s text:c="3"/></text:span><text:span text:style-name="T32"><text:s/></text:span><text:span text:style-name="T31">printf ("</text:span><text:span text:style-name="T79">Εισαγετε το δεύτερο αριθμό : </text:span><text:span text:style-name="T86">");</text:span></text:p>
      <text:p text:style-name="P31"><text:span text:style-name="T72"><text:s text:c="2"/></text:span><text:span text:style-name="T32"><text:s text:c="2"/></text:span><text:span text:style-name="T31">scanf </text:span><text:span text:style-name="T86">("</text:span><text:span text:style-name="T71">%d</text:span><text:span text:style-name="T86">",</text:span><text:span text:style-name="T71"> </text:span><text:span text:style-name="T86">&amp;</text:span><text:span text:style-name="T71">B</text:span><text:span text:style-name="T86">);</text:span></text:p>
      <text:p text:style-name="P31"><text:span text:style-name="T72"><text:s text:c="4"/></text:span><text:span text:style-name="T71">C </text:span><text:span text:style-name="T86">=</text:span><text:span text:style-name="T71"> A </text:span><text:span text:style-name="T86">+</text:span><text:span text:style-name="T71"> B</text:span><text:span text:style-name="T86">;</text:span></text:p>
      <text:p text:style-name="P31"><text:span text:style-name="T72"><text:s text:c="4"/></text:span><text:span text:style-name="T71">D </text:span><text:span text:style-name="T86">=</text:span><text:span text:style-name="T71"> A </text:span><text:span text:style-name="T86">-</text:span><text:span text:style-name="T71"> B</text:span><text:span text:style-name="T86">;</text:span></text:p>
      <text:p text:style-name="P31"><text:span text:style-name="T72"><text:s text:c="4"/></text:span><text:span text:style-name="T71">E </text:span><text:span text:style-name="T86">=</text:span><text:span text:style-name="T71"> A </text:span><text:span text:style-name="T86">*</text:span><text:span text:style-name="T71"> B</text:span><text:span text:style-name="T86">;</text:span></text:p>
      <text:p text:style-name="P31"><text:span text:style-name="T72"><text:s text:c="4"/></text:span><text:span text:style-name="T71">F </text:span><text:span text:style-name="T86">=</text:span><text:span text:style-name="T71"> A </text:span><text:span text:style-name="T86">/</text:span><text:span text:style-name="T71"> B</text:span><text:span text:style-name="T86">;</text:span></text:p>
      <text:p text:style-name="P31"><text:span text:style-name="T72"><text:s text:c="3"/></text:span><text:span text:style-name="T32"><text:s/></text:span><text:span text:style-name="T31">printf </text:span><text:span text:style-name="T86">("</text:span><text:span text:style-name="T79">Άθροισμα <text:s/>:</text:span><text:span text:style-name="T71"> %d</text:span><text:span text:style-name="T86">\n",</text:span><text:span text:style-name="T71"> C</text:span><text:span text:style-name="T86">);</text:span></text:p>
      <text:p text:style-name="P31"><text:span text:style-name="T72"><text:s text:c="4"/></text:span><text:span text:style-name="T31">printf </text:span><text:span text:style-name="T86">("</text:span><text:span text:style-name="T79">Διαφορά <text:s text:c="2"/>:</text:span><text:span text:style-name="T71"> %d</text:span><text:span text:style-name="T86">\n",</text:span><text:span text:style-name="T71"> D</text:span><text:span text:style-name="T86">);</text:span></text:p>
      <text:p text:style-name="P31"><text:span text:style-name="T72"><text:s text:c="3"/></text:span><text:span text:style-name="T32"><text:s/></text:span><text:span text:style-name="T31">printf </text:span><text:span text:style-name="T86">("</text:span><text:span text:style-name="T79">Γινόμενο <text:s/>:</text:span><text:span text:style-name="T71"> %d</text:span><text:span text:style-name="T86">\n",</text:span><text:span text:style-name="T71"> E</text:span><text:span text:style-name="T86">);</text:span></text:p>
      <text:p text:style-name="P31"><text:span text:style-name="T72"><text:s text:c="4"/></text:span><text:span text:style-name="T31">printf </text:span><text:span text:style-name="T86">("</text:span><text:span text:style-name="T79">Πηλίκο <text:s text:c="3"/>:</text:span><text:span text:style-name="T71"> %d</text:span><text:span text:style-name="T86">\n",</text:span><text:span text:style-name="T71"> F</text:span><text:span text:style-name="T86">);</text:span></text:p>
      <text:p text:style-name="P31"><text:span text:style-name="T72"><text:s text:c="4"/></text:span><text:span text:style-name="T92">return</text:span><text:span text:style-name="T71"> </text:span><text:span text:style-name="T102">0</text:span><text:span text:style-name="T86">;</text:span></text:p>
      <text:p text:style-name="P41">}</text:p>
      <text:p text:style-name="P33"/>
      <text:p text:style-name="P47">Παρατηρήσεις κατά την εκτέλεση</text:p>
      <text:p text:style-name="P32"/>
      <text:p text:style-name="P32"/>
      <table:table table:name="Table4" table:style-name="Table4">
        <table:table-column table:style-name="Table4.A" table:number-columns-repeated="3"/>
        <table:table-column table:style-name="Table4.D"/>
        <table:table-column table:style-name="Table4.A"/>
        <table:table-column table:style-name="Table4.F"/>
        <table:table-row table:style-name="Table4.1">
          <table:table-cell table:style-name="Table4.A1" office:value-type="string">
            <text:p text:style-name="P5">Ακέραιος 1</text:p>
          </table:table-cell>
          <table:table-cell table:style-name="Table4.A1" office:value-type="string">
            <text:p text:style-name="P5">Ακέραιος 2</text:p>
          </table:table-cell>
          <table:table-cell table:style-name="Table4.A1" office:value-type="string">
            <text:p text:style-name="P3">Άθροισμα</text:p>
          </table:table-cell>
          <table:table-cell table:style-name="Table4.A1" office:value-type="string">
            <text:p text:style-name="P3">Διαφορά</text:p>
          </table:table-cell>
          <table:table-cell table:style-name="Table4.A1" office:value-type="string">
            <text:p text:style-name="P3">Γινόμενο</text:p>
          </table:table-cell>
          <table:table-cell table:style-name="Table4.F1" office:value-type="string">
            <text:p text:style-name="P3">Πηλίκο</text:p>
          </table:table-cell>
        </table:table-row>
        <table:table-row table:style-name="Table4.1">
          <table:table-cell table:style-name="Table4.A2" office:value-type="string">
            <text:p text:style-name="P4">10</text:p>
          </table:table-cell>
          <table:table-cell table:style-name="Table4.A2" office:value-type="string">
            <text:p text:style-name="P4">3</text:p>
          </table:table-cell>
          <table:table-cell table:style-name="Table4.A2" office:value-type="string">
            <text:p text:style-name="P4">13</text:p>
          </table:table-cell>
          <table:table-cell table:style-name="Table4.A2" office:value-type="string">
            <text:p text:style-name="P4">7</text:p>
          </table:table-cell>
          <table:table-cell table:style-name="Table4.A2" office:value-type="string">
            <text:p text:style-name="P4">30</text:p>
          </table:table-cell>
          <table:table-cell table:style-name="Table4.F2" office:value-type="string">
            <text:p text:style-name="P6">3</text:p>
          </table:table-cell>
        </table:table-row>
        <table:table-row table:style-name="Table4.1">
          <table:table-cell table:style-name="Table4.A2" office:value-type="string">
            <text:p text:style-name="P4">370</text:p>
          </table:table-cell>
          <table:table-cell table:style-name="Table4.A2" office:value-type="string">
            <text:p text:style-name="P4">15</text:p>
          </table:table-cell>
          <table:table-cell table:style-name="Table4.A2" office:value-type="string">
            <text:p text:style-name="P4">385</text:p>
          </table:table-cell>
          <table:table-cell table:style-name="Table4.A2" office:value-type="string">
            <text:p text:style-name="P4">355</text:p>
          </table:table-cell>
          <table:table-cell table:style-name="Table4.A2" office:value-type="string">
            <text:p text:style-name="P4">5550</text:p>
          </table:table-cell>
          <table:table-cell table:style-name="Table4.F2" office:value-type="string">
            <text:p text:style-name="P6">24</text:p>
          </table:table-cell>
        </table:table-row>
        <table:table-row table:style-name="Table4.1">
          <table:table-cell table:style-name="Table4.A2" office:value-type="string">
            <text:p text:style-name="P6">10000000000</text:p>
          </table:table-cell>
          <table:table-cell table:style-name="Table4.A2" office:value-type="string">
            <text:p text:style-name="P4">1000000</text:p>
          </table:table-cell>
          <table:table-cell table:style-name="Table4.A2" office:value-type="string">
            <text:p text:style-name="P6">1411065408</text:p>
          </table:table-cell>
          <table:table-cell table:style-name="Table4.A2" office:value-type="string">
            <text:p text:style-name="P6">1409065408</text:p>
          </table:table-cell>
          <table:table-cell table:style-name="Table4.A2" office:value-type="string">
            <text:p text:style-name="P6">1874919424</text:p>
          </table:table-cell>
          <table:table-cell table:style-name="Table4.F2" office:value-type="string">
            <text:p text:style-name="P7">1410</text:p>
          </table:table-cell>
        </table:table-row>
      </table:table>
      <text:p text:style-name="P33"/>
      <text:p text:style-name="P33"/>
      <text:p text:style-name="P31"><text:span text:style-name="T62">Παρατήρηση 1:</text:span><text:span text:style-name="T56"> Εφόσον ο τύπος δεδομένων των μεταβλητών του προγράμματος είναι </text:span><text:span text:style-name="T29">int</text:span><text:span text:style-name="T56">, η διαίρεση θα δίνει πάντα το ακέραιο πηλίκο, ασχέτως του αριθμού που θα δώσουμε, όπως για παράδειγμα στις γραμμές 1 και 2.</text:span></text:p>
      <text:p text:style-name="P33"/>
      <text:p text:style-name="P31"><text:span text:style-name="T62">Παρατήρηση 2: </text:span><text:span text:style-name="T63">Όπως φαίνεται από την γραμμή 3, όταν δωθούν πολύ μεγάλοι ακέραιοι, οι οποίοι είτε ξεπερνάνε τα όρια του τύπου δεδομένων </text:span><text:span text:style-name="T28">int</text:span><text:span text:style-name="T90"> </text:span><text:span text:style-name="T60">(από -2,147,483,648 έως 2,147,483,647), είτε βγάζουν αποτελέσματα μεγαλύτερα από αυτά των ορίων, εμφανίζεται το φαινόμενο της υπερχείλισης </text:span><text:span text:style-name="T58">(overflow)</text:span><text:span text:style-name="T60">.</text:span></text:p>
      <text:p text:style-name="P36"/>
      <text:p text:style-name="P46">Ερώτημα 2 (δεύτερο μέρος)</text:p>
      <text:p text:style-name="P54"><text:soft-page-break/><text:span text:style-name="T3">IO-Exercise.c</text:span><text:span text:style-name="T1"> – Άσκηση 7</text:span></text:p>
      <text:p text:style-name="P50"/>
      <text:p text:style-name="P32"/>
      <text:p text:style-name="P31"><text:span text:style-name="T86">#</text:span><text:span text:style-name="T92">include</text:span><text:span text:style-name="T71"> </text:span><text:span text:style-name="T86">&lt;</text:span><text:span text:style-name="T79">stdio.h</text:span><text:span text:style-name="T86">&gt;</text:span></text:p>
      <text:p text:style-name="P31"><text:span text:style-name="T86">#</text:span><text:span text:style-name="T92">include</text:span><text:span text:style-name="T71"> </text:span><text:span text:style-name="T86">&lt;</text:span><text:span text:style-name="T79">math.h</text:span><text:span text:style-name="T86">&gt;</text:span></text:p>
      <text:p text:style-name="P37"/>
      <text:p text:style-name="P31"><text:span text:style-name="T92">int</text:span><text:span text:style-name="T71"> </text:span><text:span text:style-name="T31">main</text:span><text:span text:style-name="T86">(</text:span><text:span text:style-name="T92">int</text:span><text:span text:style-name="T71"> </text:span><text:span text:style-name="T102">argc</text:span><text:span text:style-name="T86">,</text:span><text:span text:style-name="T71"> </text:span><text:span text:style-name="T92">char</text:span><text:span text:style-name="T71"> </text:span><text:span text:style-name="T86">**</text:span><text:span text:style-name="T102">argv</text:span><text:span text:style-name="T86">)</text:span></text:p>
      <text:p text:style-name="P41">{</text:p>
      <text:p text:style-name="P31"><text:span text:style-name="T72"><text:s text:c="4"/></text:span><text:span text:style-name="T92">int</text:span><text:span text:style-name="T71"> int_1</text:span><text:span text:style-name="T86">,</text:span><text:span text:style-name="T71"> int_2</text:span><text:span text:style-name="T86">,</text:span><text:span text:style-name="T71"> sum</text:span><text:span text:style-name="T86">,</text:span><text:span text:style-name="T71"> diff</text:span><text:span text:style-name="T86">,</text:span><text:span text:style-name="T71"> prod</text:span><text:span text:style-name="T86">,</text:span><text:span text:style-name="T71"> div</text:span><text:span text:style-name="T86">,</text:span><text:span text:style-name="T71"> sqr</text:span><text:span text:style-name="T86">;</text:span></text:p>
      <text:p text:style-name="P31"><text:span text:style-name="T72"><text:s text:c="4"/></text:span><text:span text:style-name="T93">double</text:span><text:span text:style-name="T71"> f_div</text:span><text:span text:style-name="T86">,</text:span><text:span text:style-name="T71"> sqr_root</text:span><text:span text:style-name="T86">;</text:span></text:p>
      <text:p text:style-name="P37"/>
      <text:p text:style-name="P31"><text:span text:style-name="T72"><text:s text:c="4"/></text:span><text:span text:style-name="T31">printf</text:span><text:span text:style-name="T86">("</text:span><text:span text:style-name="T79">Ακέραιος 1:</text:span><text:span text:style-name="T71"> </text:span><text:span text:style-name="T86">");</text:span></text:p>
      <text:p text:style-name="P31"><text:span text:style-name="T72"><text:s text:c="3"/></text:span><text:span text:style-name="T32"><text:s/></text:span><text:span text:style-name="T31">scanf</text:span><text:span text:style-name="T86">("</text:span><text:span text:style-name="T71">%d</text:span><text:span text:style-name="T86">",</text:span><text:span text:style-name="T71"> </text:span><text:span text:style-name="T86">&amp;</text:span><text:span text:style-name="T71">int_1</text:span><text:span text:style-name="T86">);</text:span></text:p>
      <text:p text:style-name="P31"><text:span text:style-name="T72"><text:s text:c="4"/></text:span><text:span text:style-name="T31">printf</text:span><text:span text:style-name="T86">("</text:span><text:span text:style-name="T79">Ακέραιος 2:</text:span><text:span text:style-name="T71"> </text:span><text:span text:style-name="T86">");</text:span></text:p>
      <text:p text:style-name="P31"><text:span text:style-name="T72"><text:s text:c="4"/></text:span><text:span text:style-name="T31">scanf</text:span><text:span text:style-name="T86">("</text:span><text:span text:style-name="T71">%d</text:span><text:span text:style-name="T86">",</text:span><text:span text:style-name="T71"> </text:span><text:span text:style-name="T86">&amp;</text:span><text:span text:style-name="T71">int_2</text:span><text:span text:style-name="T86">);</text:span></text:p>
      <text:p text:style-name="P37"/>
      <text:p text:style-name="P31"><text:span text:style-name="T72"><text:s text:c="4"/></text:span><text:span text:style-name="T71">sum </text:span><text:span text:style-name="T86">=</text:span><text:span text:style-name="T71"> int_1 </text:span><text:span text:style-name="T86">+</text:span><text:span text:style-name="T71"> int_2</text:span><text:span text:style-name="T86">;</text:span></text:p>
      <text:p text:style-name="P31"><text:span text:style-name="T72"><text:s text:c="4"/></text:span><text:span text:style-name="T71">diff </text:span><text:span text:style-name="T86">=</text:span><text:span text:style-name="T71"> int_1 </text:span><text:span text:style-name="T86">-</text:span><text:span text:style-name="T71"> int_2</text:span><text:span text:style-name="T86">;</text:span></text:p>
      <text:p text:style-name="P31"><text:span text:style-name="T72"><text:s text:c="4"/></text:span><text:span text:style-name="T71">prod </text:span><text:span text:style-name="T86">=</text:span><text:span text:style-name="T71"> int_1 </text:span><text:span text:style-name="T86">*</text:span><text:span text:style-name="T71"> int_2</text:span><text:span text:style-name="T86">;</text:span></text:p>
      <text:p text:style-name="P37"/>
      <text:p text:style-name="P31"><text:span text:style-name="T72"><text:s text:c="4"/></text:span><text:span text:style-name="T71">sqr </text:span><text:span text:style-name="T86">=</text:span><text:span text:style-name="T71"> </text:span><text:span text:style-name="T31">pow</text:span><text:span text:style-name="T86">(</text:span><text:span text:style-name="T31">int_1</text:span><text:span text:style-name="T86">,</text:span><text:span text:style-name="T71"> </text:span><text:span text:style-name="T102">2</text:span><text:span text:style-name="T86">);</text:span></text:p>
      <text:p text:style-name="P31"><text:span text:style-name="T72"><text:s text:c="4"/></text:span><text:span text:style-name="T71">sqr_root </text:span><text:span text:style-name="T86">=</text:span><text:span text:style-name="T31"> sqrt</text:span><text:span text:style-name="T86">(</text:span><text:span text:style-name="T31">int_2</text:span><text:span text:style-name="T86">);</text:span></text:p>
      <text:p text:style-name="P37"/>
      <text:p text:style-name="P31"><text:span text:style-name="T72"><text:s text:c="4"/></text:span><text:span text:style-name="T31">printf</text:span><text:span text:style-name="T86">("</text:span><text:span text:style-name="T79">Άθροισμα:</text:span><text:span text:style-name="T71"> %d</text:span><text:span text:style-name="T86">\n",</text:span><text:span text:style-name="T71"> sum</text:span><text:span text:style-name="T86">);</text:span></text:p>
      <text:p text:style-name="P31"><text:span text:style-name="T72"><text:s text:c="4"/></text:span><text:span text:style-name="T31">printf</text:span><text:span text:style-name="T86">("</text:span><text:span text:style-name="T79">Διαφορά: </text:span><text:span text:style-name="T71">%d</text:span><text:span text:style-name="T86">\n",</text:span><text:span text:style-name="T71"> diff</text:span><text:span text:style-name="T86">);</text:span></text:p>
      <text:p text:style-name="P31"><text:span text:style-name="T72"><text:s text:c="4"/></text:span><text:span text:style-name="T31">printf</text:span><text:span text:style-name="T86">("</text:span><text:span text:style-name="T79">Γινόμενο:</text:span><text:span text:style-name="T71"> %d</text:span><text:span text:style-name="T86">\n",</text:span><text:span text:style-name="T31"> </text:span><text:span text:style-name="T71">prod</text:span><text:span text:style-name="T86">);</text:span></text:p>
      <text:p text:style-name="P31"><text:span text:style-name="T72"><text:s text:c="4"/></text:span><text:span text:style-name="T31">printf</text:span><text:span text:style-name="T86">("</text:span><text:span text:style-name="T79">Τετράγωνο:</text:span><text:span text:style-name="T71"> %d</text:span><text:span text:style-name="T86">\n",</text:span><text:span text:style-name="T71"> sqr</text:span><text:span text:style-name="T86">);</text:span></text:p>
      <text:p text:style-name="P31"><text:span text:style-name="T72"><text:s text:c="4"/></text:span><text:span text:style-name="T31">printf</text:span><text:span text:style-name="T86">("</text:span><text:span text:style-name="T79">Τετραγωνική ρίζα:</text:span><text:span text:style-name="T71"> %.2lf</text:span><text:span text:style-name="T86">\n",</text:span><text:span text:style-name="T71"> sqr_root</text:span><text:span text:style-name="T86">);</text:span></text:p>
      <text:p text:style-name="P31"><text:span text:style-name="T72"><text:s text:c="4"/></text:span><text:span text:style-name="T92">if</text:span><text:span text:style-name="T71"> </text:span><text:span text:style-name="T86">(</text:span><text:span text:style-name="T71">int_2 </text:span><text:span text:style-name="T86">!=</text:span><text:span text:style-name="T71"> 0</text:span><text:span text:style-name="T86">)</text:span></text:p>
      <text:p text:style-name="P31"><text:span text:style-name="T72"><text:s text:c="4"/></text:span><text:span text:style-name="T86">{</text:span></text:p>
      <text:p text:style-name="P31"><text:span text:style-name="T72"><text:s text:c="8"/></text:span><text:span text:style-name="T71">div </text:span><text:span text:style-name="T86">=</text:span><text:span text:style-name="T71"> int_1 </text:span><text:span text:style-name="T86">/</text:span><text:span text:style-name="T71"> int_2</text:span><text:span text:style-name="T86">;</text:span></text:p>
      <text:p text:style-name="P31"><text:span text:style-name="T72"><text:s text:c="8"/></text:span><text:span text:style-name="T71">f_div</text:span><text:span text:style-name="T31"> </text:span><text:span text:style-name="T86">=</text:span><text:span text:style-name="T71"> </text:span><text:span text:style-name="T86">(</text:span><text:span text:style-name="T92">double</text:span><text:span text:style-name="T86">)</text:span><text:span text:style-name="T71">int_1 </text:span><text:span text:style-name="T86">/</text:span><text:span text:style-name="T31"> </text:span><text:span text:style-name="T71">int_2</text:span><text:span text:style-name="T86">;</text:span></text:p>
      <text:p text:style-name="P31"><text:span text:style-name="T72"><text:s text:c="8"/></text:span><text:span text:style-name="T31">printf</text:span><text:span text:style-name="T86">("</text:span><text:span text:style-name="T79">Πηλίκο:</text:span><text:span text:style-name="T71"> %d</text:span><text:span text:style-name="T86">\n",</text:span><text:span text:style-name="T71"> div</text:span><text:span text:style-name="T86">);</text:span></text:p>
      <text:p text:style-name="P31"><text:span text:style-name="T72"><text:s text:c="8"/></text:span><text:span text:style-name="T31">printf</text:span><text:span text:style-name="T86">("</text:span><text:span text:style-name="T79">Πραγματικό πηλίκο:</text:span><text:span text:style-name="T71"> %.2lf</text:span><text:span text:style-name="T86">\n",</text:span><text:span text:style-name="T71"> f_div</text:span><text:span text:style-name="T86">);</text:span></text:p>
      <text:p text:style-name="P31"><text:span text:style-name="T72"><text:s text:c="4"/></text:span><text:span text:style-name="T86">}</text:span></text:p>
      <text:p text:style-name="P31"><text:span text:style-name="T72"><text:s text:c="4"/></text:span><text:span text:style-name="T92">else</text:span></text:p>
      <text:p text:style-name="P31"><text:span text:style-name="T72"><text:s text:c="4"/></text:span><text:span text:style-name="T86">{</text:span></text:p>
      <text:p text:style-name="P31"><text:span text:style-name="T72"><text:s text:c="8"/></text:span><text:span text:style-name="T31">printf</text:span><text:span text:style-name="T86">("</text:span><text:span text:style-name="T79">Δεν γίνεται διαίρεση με το 0.</text:span><text:span text:style-name="T86">\n");</text:span></text:p>
      <text:p text:style-name="P31"><text:span text:style-name="T72"><text:s text:c="4"/></text:span><text:span text:style-name="T86">}</text:span></text:p>
      <text:p text:style-name="P38"><text:s text:c="4"/></text:p>
      <text:p text:style-name="P31"><text:span text:style-name="T72"><text:s text:c="4"/></text:span><text:span text:style-name="T92">return</text:span><text:span text:style-name="T71"> </text:span><text:span text:style-name="T102">0</text:span><text:span text:style-name="T86">;</text:span></text:p>
      <text:p text:style-name="P41">}</text:p>
      <text:p text:style-name="P88"><text:span text:style-name="T23"/></text:p>
      <text:p text:style-name="P88"><text:span text:style-name="T23"/></text:p>
      <text:p text:style-name="P88"><text:span text:style-name="T23"/></text:p>
      <text:p text:style-name="P88"><text:span text:style-name="T23"/></text:p>
      <text:p text:style-name="P88"><text:span text:style-name="T23"/></text:p>
      <text:p text:style-name="P88"><text:span text:style-name="T23">Ερώτημα 7 (πρώτο μέρος)</text:span></text:p>
      <text:p text:style-name="P48"><text:soft-page-break/>Περιγραφή υλοποίησης <text:span text:style-name="T112">άσκησης 7</text:span></text:p>
      <text:p text:style-name="P43"/>
      <text:p text:style-name="P43"/>
      <text:list xml:id="list27876219" text:style-name="WW8Num6">
        <text:list-item>
          <text:p text:style-name="P86">Μεταβλητές:</text:p>
        </text:list-item>
      </text:list>
      <text:p text:style-name="P59"/>
      <text:p text:style-name="P55"><text:span text:style-name="T26">int_1</text:span><text:span text:style-name="T63"> και </text:span><text:span text:style-name="T26">int_2</text:span><text:span text:style-name="T63">: Ακέραιοι αριθμοί που θα χρησιμοποιηθούν για τις πράξεις</text:span></text:p>
      <text:p text:style-name="P55"><text:span text:style-name="T58">Οι παρακάτω μεταβλητές χρησιμοποιούνται για την καταχώρηση των εξής πράξεων</text:span><text:span text:style-name="T63"> </text:span></text:p>
      <text:p text:style-name="P55"><text:span text:style-name="T26">sum</text:span><text:span text:style-name="T63">: Άθροισμα</text:span></text:p>
      <text:p text:style-name="P55"><text:span text:style-name="T26">diff</text:span><text:span text:style-name="T63">: Διαφορά</text:span></text:p>
      <text:p text:style-name="P55"><text:span text:style-name="T26">prod</text:span><text:span text:style-name="T63">: Γινόμενο</text:span></text:p>
      <text:p text:style-name="P55"><text:span text:style-name="T26">div</text:span><text:span text:style-name="T63">: Ακέραιο πηλίκο</text:span></text:p>
      <text:p text:style-name="P55"><text:span text:style-name="T26">sqr</text:span><text:span text:style-name="T63">: Τετράγωνο</text:span></text:p>
      <text:p text:style-name="P55"><text:span text:style-name="T26">f_div</text:span><text:span text:style-name="T63">: Πραγματικό πηλίκο</text:span></text:p>
      <text:p text:style-name="P55"><text:span text:style-name="T26">sqr_root</text:span><text:span text:style-name="T63">: Τετραγωνική ρίζα</text:span></text:p>
      <text:p text:style-name="P60"/>
      <text:list xml:id="list204636526373997" text:continue-numbering="true" text:style-name="WW8Num6">
        <text:list-item>
          <text:p text:style-name="P86">Λειτουργία του προγράμματος:</text:p>
        </text:list-item>
      </text:list>
      <text:p text:style-name="P59"/>
      <text:p text:style-name="P55"><text:span text:style-name="T63">Αρχικά δίνονται οι 2 ακέραιοι, και έπειτα καταχωρούνται οι ζητούμενες πράξεις σε κατάλληλες μεταβλητές για λόγους πρακτικότητας (για να μην χρειαστεί να γίνουν οι πράξεις μέσα στις </text:span><text:span text:style-name="T26">printf()</text:span><text:span text:style-name="T41">)</text:span><text:span text:style-name="T63">. Για να βρεθεί το τετράγωνο και η τετραγωνική ρίζα χρησιμοποίησα την βιβλιοθήκη </text:span><text:span text:style-name="T26">math.h</text:span><text:span text:style-name="T63"> η οποία παρέχει έτοιμες συναρτήσεις για αυτές τις πράξεις. Στην συνέχεια εμφανίζονται τα αποτελέσματα των πράξεων και γίνεται και ένας έλεγχος για την περίπτωση διαίρεσης με το 0, </text:span><text:span text:style-name="T58">αν και με βάση την εκφώνηση δεν χρειαζόταν, </text:span><text:span text:style-name="T60">αλλά την έκανα για καλύτερη λειτουργία του προγράμματος. Τέλος, για να βρεθεί το πραγματικό πηλίκο χρειάστηκε η μετατρόπη από </text:span><text:span text:style-name="T28">int</text:span><text:span text:style-name="T60"> σε </text:span><text:span text:style-name="T28">double</text:span><text:span text:style-name="T60">, εφόσον σε αυτή την περίπτωση είναι </text:span><text:span text:style-name="T58">απαραίτητο</text:span><text:span text:style-name="T60"> να υπάρξουν και δεκαδικά ψηφία.</text:span></text:p>
      <text:p text:style-name="P60"/>
      <text:list xml:id="list204635229764172" text:continue-numbering="true" text:style-name="WW8Num6">
        <text:list-item>
          <text:p text:style-name="P86">Επιπλέον:</text:p>
        </text:list-item>
      </text:list>
      <text:p text:style-name="P59"/>
      <text:p text:style-name="P55"><text:span text:style-name="T63">Χρησιμοποίησα το </text:span><text:span text:style-name="T26">%.2lf</text:span><text:span text:style-name="T63"> ωστέ να εμφανιστούν μόνο τα πρώτα 2 δεκαδικά ψηφία από τις πράξεις.</text:span></text:p>
      <text:p text:style-name="P60"/>
      <text:p text:style-name="P55"><text:span text:style-name="T63">Ο λόγος που χρησιμοποίησα </text:span><text:span text:style-name="T26">double</text:span><text:span text:style-name="T63"> και όχι </text:span><text:span text:style-name="T26">float</text:span><text:span text:style-name="T63"> είναι για να υπάρξει μεγαλύτερη ακρίβεια στα αποτελέσματα </text:span><text:span text:style-name="T58">σε περίπτωση που δωθούν πολύ μεγάλοι δεκαδικοί αριθμοί</text:span><text:span text:style-name="T63">, ασχέτως αν επέλεξα να εμφανιστούν μόνο τα 2 πρώτα δεκαδικά ψηφία.</text:span></text:p>
      <text:p text:style-name="P43"/>
      <text:p text:style-name="P89"><text:span text:style-name="T21"/></text:p>
      <text:p text:style-name="P89"><text:span text:style-name="T21"/></text:p>
      <text:p text:style-name="P89"><text:span text:style-name="T21"/></text:p>
      <text:p text:style-name="P89"><text:span text:style-name="T21"/></text:p>
      <text:p text:style-name="P89"><text:span text:style-name="T21"/></text:p>
      <text:p text:style-name="P89"><text:span text:style-name="T21"/></text:p>
      <text:p text:style-name="P89"><text:span text:style-name="T21">Ερώτημα 7 (δεύτερο μέρος)</text:span></text:p>
      <text:p text:style-name="P53"><text:soft-page-break/><text:span text:style-name="T3">Cube-Sphere.c </text:span><text:span text:style-name="T4">– Άσκηση 8 </text:span></text:p>
      <text:p text:style-name="P34"/>
      <text:p text:style-name="P34"/>
      <text:p text:style-name="P31"><text:span text:style-name="T87">#</text:span><text:span text:style-name="T94">include</text:span><text:span text:style-name="T73"> </text:span><text:span text:style-name="T87">&lt;</text:span><text:span text:style-name="T80">stdio.h</text:span><text:span text:style-name="T87">&gt;</text:span></text:p>
      <text:p text:style-name="P31"><text:span text:style-name="T87">#</text:span><text:span text:style-name="T94">include</text:span><text:span text:style-name="T73"> </text:span><text:span text:style-name="T87">&lt;</text:span><text:span text:style-name="T80">math.h</text:span><text:span text:style-name="T87">&gt;</text:span></text:p>
      <text:p text:style-name="P39"/>
      <text:p text:style-name="P31"><text:span text:style-name="T94">int</text:span><text:span text:style-name="T73"> </text:span><text:span text:style-name="T33">main</text:span><text:span text:style-name="T87">(</text:span><text:span text:style-name="T94">int</text:span><text:span text:style-name="T73"> </text:span><text:span text:style-name="T103">argc</text:span><text:span text:style-name="T87">,</text:span><text:span text:style-name="T73"> </text:span><text:span text:style-name="T94">char</text:span><text:span text:style-name="T73"> </text:span><text:span text:style-name="T87">**</text:span><text:span text:style-name="T103">argv</text:span><text:span text:style-name="T87">)</text:span></text:p>
      <text:p text:style-name="P42">{</text:p>
      <text:p text:style-name="P31"><text:span text:style-name="T74"><text:s text:c="4"/></text:span><text:span text:style-name="T95">double</text:span><text:span text:style-name="T73"> length</text:span><text:span text:style-name="T87">, </text:span><text:span text:style-name="T73">rad</text:span><text:span text:style-name="T87">,</text:span><text:span text:style-name="T73"> area_cube</text:span><text:span text:style-name="T87">,</text:span><text:span text:style-name="T73"> vol_cube</text:span><text:span text:style-name="T87">,</text:span><text:span text:style-name="T73"> area_sphere</text:span><text:span text:style-name="T87">,</text:span><text:span text:style-name="T73"> vol_sphere</text:span><text:span text:style-name="T87">;</text:span></text:p>
      <text:p text:style-name="P31"><text:span text:style-name="T74"><text:s text:c="4"/></text:span><text:span text:style-name="T96">const</text:span><text:span text:style-name="T73"> </text:span><text:span text:style-name="T94">double</text:span><text:span text:style-name="T73"> PI </text:span><text:span text:style-name="T87">=</text:span><text:span text:style-name="T73"> </text:span><text:span text:style-name="T103">3.14</text:span><text:span text:style-name="T87">;</text:span></text:p>
      <text:p text:style-name="P39"/>
      <text:p text:style-name="P31"><text:span text:style-name="T74"><text:s text:c="4"/></text:span><text:span text:style-name="T34">printf</text:span><text:span text:style-name="T87">("</text:span><text:span text:style-name="T80">Μήκος</text:span><text:span text:style-name="T73"> </text:span><text:span text:style-name="T80">(σε μέτρα):</text:span><text:span text:style-name="T73"> </text:span><text:span text:style-name="T87">");</text:span></text:p>
      <text:p text:style-name="P31"><text:span text:style-name="T74"><text:s text:c="4"/></text:span><text:span text:style-name="T34">scanf</text:span><text:span text:style-name="T87">("</text:span><text:span text:style-name="T73">%lf</text:span><text:span text:style-name="T87">",</text:span><text:span text:style-name="T73"> </text:span><text:span text:style-name="T87">&amp;</text:span><text:span text:style-name="T73">length</text:span><text:span text:style-name="T87">);</text:span></text:p>
      <text:p text:style-name="P39"/>
      <text:p text:style-name="P31"><text:span text:style-name="T74"><text:s text:c="4"/></text:span><text:span text:style-name="T73">area_cube </text:span><text:span text:style-name="T87">=</text:span><text:span text:style-name="T73"> </text:span><text:span text:style-name="T103">6.0</text:span><text:span text:style-name="T87">*</text:span><text:span text:style-name="T34">pow</text:span><text:span text:style-name="T87">(</text:span><text:span text:style-name="T34">length</text:span><text:span text:style-name="T87">,</text:span><text:span text:style-name="T73"> </text:span><text:span text:style-name="T103">2</text:span><text:span text:style-name="T87">);</text:span></text:p>
      <text:p text:style-name="P31"><text:span text:style-name="T74"><text:s text:c="4"/></text:span><text:span text:style-name="T73">vol_cube </text:span><text:span text:style-name="T87">=</text:span><text:span text:style-name="T73"> </text:span><text:span text:style-name="T34">pow</text:span><text:span text:style-name="T87">(</text:span><text:span text:style-name="T34">length</text:span><text:span text:style-name="T87">,</text:span><text:span text:style-name="T73"> </text:span><text:span text:style-name="T103">3</text:span><text:span text:style-name="T87">);</text:span></text:p>
      <text:p text:style-name="P31"><text:span text:style-name="T74"><text:s text:c="4"/></text:span><text:span text:style-name="T73">rad </text:span><text:span text:style-name="T87">=</text:span><text:span text:style-name="T73"> length</text:span><text:span text:style-name="T87">;</text:span></text:p>
      <text:p text:style-name="P31"><text:span text:style-name="T74"><text:s text:c="4"/></text:span><text:span text:style-name="T73">area_sphere </text:span><text:span text:style-name="T87">=</text:span><text:span text:style-name="T73"> </text:span><text:span text:style-name="T103">4.0</text:span><text:span text:style-name="T87">*</text:span><text:span text:style-name="T73">PI</text:span><text:span text:style-name="T87">*</text:span><text:span text:style-name="T34">pow</text:span><text:span text:style-name="T87">(</text:span><text:span text:style-name="T34">rad</text:span><text:span text:style-name="T87">,</text:span><text:span text:style-name="T73"> </text:span><text:span text:style-name="T103">2</text:span><text:span text:style-name="T87">);</text:span></text:p>
      <text:p text:style-name="P31"><text:span text:style-name="T74"><text:s text:c="4"/></text:span><text:span text:style-name="T73">vol_sphere </text:span><text:span text:style-name="T87">=</text:span><text:span text:style-name="T73"> </text:span><text:span text:style-name="T87">(</text:span><text:span text:style-name="T103">4.0</text:span><text:span text:style-name="T87">/</text:span><text:span text:style-name="T103">3.0</text:span><text:span text:style-name="T87">)*</text:span><text:span text:style-name="T73">PI</text:span><text:span text:style-name="T87">*</text:span><text:span text:style-name="T34">pow</text:span><text:span text:style-name="T87">(</text:span><text:span text:style-name="T34">rad</text:span><text:span text:style-name="T87">,</text:span><text:span text:style-name="T73"> </text:span><text:span text:style-name="T103">3</text:span><text:span text:style-name="T87">);</text:span></text:p>
      <text:p text:style-name="P39"/>
      <text:p text:style-name="P31"><text:span text:style-name="T74"><text:s text:c="4"/></text:span><text:span text:style-name="T34">printf</text:span><text:span text:style-name="T87">("</text:span><text:span text:style-name="T80">Εμβαδόν κύβου: </text:span><text:span text:style-name="T73">%.2lf</text:span><text:span text:style-name="T87">\n",</text:span><text:span text:style-name="T73"> area_cube</text:span><text:span text:style-name="T87">);</text:span></text:p>
      <text:p text:style-name="P31"><text:span text:style-name="T74"><text:s text:c="4"/></text:span><text:span text:style-name="T34">printf</text:span><text:span text:style-name="T87">("</text:span><text:span text:style-name="T80">Όγκος Κύβου:</text:span><text:span text:style-name="T73"> %.2lf</text:span><text:span text:style-name="T87">\n\n",</text:span><text:span text:style-name="T73"> vol_cube</text:span><text:span text:style-name="T87">);</text:span></text:p>
      <text:p text:style-name="P31"><text:span text:style-name="T74"><text:s text:c="4"/></text:span><text:span text:style-name="T34">printf</text:span><text:span text:style-name="T87">("</text:span><text:span text:style-name="T80">Εμβαδόν σφαίρας:</text:span><text:span text:style-name="T73"> %.2lf</text:span><text:span text:style-name="T87">\n",</text:span><text:span text:style-name="T73"> area_sphere</text:span><text:span text:style-name="T87">);</text:span></text:p>
      <text:p text:style-name="P31"><text:span text:style-name="T74"><text:s text:c="4"/></text:span><text:span text:style-name="T34">printf</text:span><text:span text:style-name="T87">("</text:span><text:span text:style-name="T80">Όγκος σφαίρας:</text:span><text:span text:style-name="T73"> %.2lf</text:span><text:span text:style-name="T87">\n",</text:span><text:span text:style-name="T73"> vol_sphere</text:span><text:span text:style-name="T87">);</text:span></text:p>
      <text:p text:style-name="P40"><text:s text:c="4"/></text:p>
      <text:p text:style-name="P31"><text:span text:style-name="T74"><text:s text:c="4"/></text:span><text:span text:style-name="T94">return</text:span><text:span text:style-name="T73"> </text:span><text:span text:style-name="T103">0</text:span><text:span text:style-name="T87">;</text:span></text:p>
      <text:p text:style-name="P42">}</text:p>
      <text:p text:style-name="P42"/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>Ερώτημα 8 (πρώτο μέρος)</text:span></text:p>
      <text:p text:style-name="P47"><text:soft-page-break/>Περιγραφή υλοποίησης <text:span text:style-name="T112">άσκησης 8</text:span></text:p>
      <text:p text:style-name="P43"/>
      <text:p text:style-name="P43"/>
      <text:list xml:id="list204636944805093" text:continue-numbering="true" text:style-name="WW8Num6">
        <text:list-item>
          <text:p text:style-name="P86">Μεταβλητές:</text:p>
        </text:list-item>
      </text:list>
      <text:p text:style-name="P59"/>
      <text:p text:style-name="P55"><text:span text:style-name="T26">length</text:span><text:span text:style-name="T63">: Μήκος/Ακμή κύβου</text:span></text:p>
      <text:p text:style-name="P55"><text:span text:style-name="T26">rad</text:span><text:span text:style-name="T63">: Ακτίνα σφαίρας</text:span></text:p>
      <text:p text:style-name="P55"><text:span text:style-name="T26">area_cube</text:span><text:span text:style-name="T63">: Εμβαδόν κύβου</text:span></text:p>
      <text:p text:style-name="P55"><text:span text:style-name="T26">vol_cube</text:span><text:span text:style-name="T63">: Όγκος κύβου</text:span></text:p>
      <text:p text:style-name="P55"><text:span text:style-name="T26">area_sphere</text:span><text:span text:style-name="T63">: Εμβαδόν σφαίρας<text:line-break/></text:span><text:span text:style-name="T26">vol_sphere</text:span><text:span text:style-name="T63">: Όγκος σφαίρας</text:span></text:p>
      <text:p text:style-name="P60"/>
      <text:list xml:id="list204636876679604" text:continue-numbering="true" text:style-name="WW8Num6">
        <text:list-item>
          <text:p text:style-name="P86">Σταθερές:</text:p>
        </text:list-item>
      </text:list>
      <text:p text:style-name="P60"/>
      <text:p text:style-name="P55"><text:span text:style-name="T26">PI</text:span><text:span text:style-name="T63">: π</text:span></text:p>
      <text:p text:style-name="P60"/>
      <text:list xml:id="list204635069635910" text:continue-numbering="true" text:style-name="WW8Num6">
        <text:list-item>
          <text:p text:style-name="P86">Λειτουργία του προγράμματος:</text:p>
        </text:list-item>
      </text:list>
      <text:p text:style-name="P59"/>
      <text:p text:style-name="P55"><text:span text:style-name="T63">Αρχικά δήλωσα το </text:span><text:span text:style-name="T58">π</text:span><text:span text:style-name="T63"> ως σταθερά εφόσον η τιμή του δεν πρόκειται να αλλάξει και για να αποφευχθεί κάποιο λάθος σε περίπτωση που χρειαζόταν να γραφτεί μηχανικά κάθε φορά ως αριθμός. Οι μεταβλητές όλες είναι τύπου </text:span><text:span text:style-name="T26">float</text:span><text:span text:style-name="T63"> γιατί είναι πολύ πιθανό να παίρνουν πραγματικές τιμές. Στην συνέχεια το πρόγραμμα διαβάζει το μήκος/ακμή κύβου και την καταχωρεί στην κατάλληλη μεταβλητή και γίνονται όλες οι πράξεις που ζητούνται από την άσκηση. Και σε αυτή την άσκηση χρησιμοποίησα την βιβλιοθήκη </text:span><text:span text:style-name="T26">math.h</text:span><text:span text:style-name="T63"> για να γίνουν οι πράξεις που περιέχουν δυνάμεις. Τέλος εμφανίζονται όλα τα αποτελέσματα μόνο με τα 2 πρώτα δεκαδικά τους ψηφία.</text:span></text:p>
      <text:p text:style-name="P60"/>
      <text:list xml:id="list204636211012068" text:continue-numbering="true" text:style-name="WW8Num6">
        <text:list-item>
          <text:p text:style-name="P86">Επιπλέον:</text:p>
        </text:list-item>
      </text:list>
      <text:p text:style-name="P59"/>
      <text:p text:style-name="P61">Όπως και στην προηγούμενη άσκηση</text:p>
      <text:p text:style-name="P61"/>
      <text:p text:style-name="P55"><text:span text:style-name="T60">Χρησιμοποίησα το </text:span><text:span text:style-name="T28">%.2lf</text:span><text:span text:style-name="T60"> ωστέ να εμφανιστούν μόνο τα πρώτα 2 δεκαδικά ψηφία από τις πράξεις.</text:span></text:p>
      <text:p text:style-name="P62"/>
      <text:p text:style-name="P55"><text:span text:style-name="T60">Ο λόγος που χρησιμοποίησα </text:span><text:span text:style-name="T28">double</text:span><text:span text:style-name="T60"> και όχι </text:span><text:span text:style-name="T28">float</text:span><text:span text:style-name="T60"> είναι για να υπάρξει μεγαλύτερη ακρίβεια στα αποτελέσματα </text:span><text:span text:style-name="T58">σε περίπτωση που δωθούν πολύ μεγάλοι δεκαδικοί αριθμοί</text:span><text:span text:style-name="T60">, ασχέτως αν επέλεξα να εμφανιστούν μόνο τα 2 πρώτα δεκαδικά ψηφία.</text:span></text:p>
      <text:p text:style-name="P42"/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/></text:p>
      <text:p text:style-name="P87"><text:span text:style-name="T23">Ερώτημα 8 (δεύτερο μέρος)</text:span></text:p>
      <text:p text:style-name="P49"><text:soft-page-break/>Πηγές</text:p>
      <text:p text:style-name="P52"/>
      <text:p text:style-name="P35"/>
      <text:list xml:id="list3238092083" text:style-name="WW8Num5">
        <text:list-item>
          <text:p text:style-name="P80"><text:a xlink:type="simple" xlink:href="https://devdocs.io/c-file-input-output/" text:style-name="Internet_20_link" text:visited-style-name="Visited_20_Internet_20_Link"><text:span text:style-name="Internet_20_link"><text:span text:style-name="T63">C File input/output – DevDocs</text:span></text:span></text:a></text:p>
        </text:list-item>
        <text:list-item>
          <text:p text:style-name="P80"><text:a xlink:type="simple" xlink:href="https://www.eskimo.com/~scs/cclass/int/sx2.html" text:style-name="Internet_20_link" text:visited-style-name="Visited_20_Internet_20_Link"><text:span text:style-name="Internet_20_link"><text:span text:style-name="T63">Chapter 16: The Standard I/O (stdio) Library</text:span></text:span></text:a></text:p>
        </text:list-item>
        <text:list-item>
          <text:p text:style-name="P80"><text:a xlink:type="simple" xlink:href="https://www.eskimo.com/~scs/cclass/int/sx2d.html" text:style-name="Internet_20_link" text:visited-style-name="Visited_20_Internet_20_Link"><text:span text:style-name="Internet_20_link"><text:span text:style-name="T63">16.4: Line Input and Output (fgets, fputs, etc.)</text:span></text:span></text:a></text:p>
        </text:list-item>
        <text:list-item>
          <text:p text:style-name="P80"><text:a xlink:type="simple" xlink:href="../16.5:%20Formatted%20Output%20(printf%20and%20friends)" text:style-name="Internet_20_link" text:visited-style-name="Visited_20_Internet_20_Link"><text:span text:style-name="Internet_20_link"><text:span text:style-name="T63">16.5: Formatted Output (printf and friends)</text:span></text:span></text:a></text:p>
        </text:list-item>
        <text:list-item>
          <text:p text:style-name="P80"><text:a xlink:type="simple" xlink:href="https://www.eskimo.com/~scs/cclass/int/sx2f.html" text:style-name="Internet_20_link" text:visited-style-name="Visited_20_Internet_20_Link"><text:span text:style-name="Internet_20_link"><text:span text:style-name="T63">16.6: Formatted Input (scanf)</text:span></text:span></text:a></text:p>
        </text:list-item>
        <text:list-item>
          <text:p text:style-name="P80"><text:a xlink:type="simple" xlink:href="https://fresh2refresh.com/c-programming/c-printf-and-scanf/" text:style-name="Internet_20_link" text:visited-style-name="Visited_20_Internet_20_Link"><text:span text:style-name="Internet_20_link"><text:span text:style-name="T63">C – printf and scanf</text:span></text:span></text:a></text:p>
        </text:list-item>
        <text:list-item>
          <text:p text:style-name="P80"><text:a xlink:type="simple" xlink:href="https://www.tutorialspoint.com/c_standard_library/c_function_printf.htm" text:style-name="Internet_20_link" text:visited-style-name="Visited_20_Internet_20_Link"><text:span text:style-name="Internet_20_link"><text:span text:style-name="T56">C library function – printf()</text:span></text:span></text:a></text:p>
        </text:list-item>
        <text:list-item>
          <text:p text:style-name="P80"><text:a xlink:type="simple" xlink:href="https://www.tutorialspoint.com/c_standard_library/c_function_scanf.htm" text:style-name="Internet_20_link" text:visited-style-name="Visited_20_Internet_20_Link"><text:span text:style-name="Internet_20_link"><text:span text:style-name="T56">C library function – scanf()</text:span></text:span></text:a></text:p>
        </text:list-item>
        <text:list-item>
          <text:p text:style-name="P80"><text:a xlink:type="simple" xlink:href="https://www.tutorialspoint.com/c_standard_library/c_function_fgets.htm" text:style-name="Internet_20_link" text:visited-style-name="Visited_20_Internet_20_Link"><text:span text:style-name="Internet_20_link"><text:span text:style-name="T56">C library function – fgets()</text:span></text:span></text:a></text:p>
        </text:list-item>
        <text:list-item>
          <text:p text:style-name="P80"><text:a xlink:type="simple" xlink:href="http://eclass.teipir.gr/openeclass/modules/document/file.php/HYS109/I.%20Διαφάνειες%20Θεωρίας/II.%20Τύποι%20δεδομένων%2C%20Μεταβλητές%2C%20Τελεστές%20και%20παραστάσεις.pdf" text:style-name="Internet_20_link" text:visited-style-name="Visited_20_Internet_20_Link"><text:span text:style-name="Internet_20_link"><text:span text:style-name="T56">Δομημένος Προγραμματισμός Ενότητα 2: Τύποι δεδομένων, <text:s/>Μεταβλητές, Τελεστές και παραστάσεις</text:span></text:span></text:a></text:p>
        </text:list-item>
        <text:list-item>
          <text:p text:style-name="P80"><text:a xlink:type="simple" xlink:href="http://users.auth.gr/~voyatzis/CProg/GVMathima5/C5_InputOutput.pdf" text:style-name="Internet_20_link" text:visited-style-name="Visited_20_Internet_20_Link"><text:span text:style-name="Internet_20_link"><text:span text:style-name="T56">Είσοδος-Έξοδος (Input/Output) – καθιερωμένη είσοδος/έξοδος</text:span></text:span></text:a></text:p>
        </text:list-item>
        <text:list-item>
          <text:p text:style-name="P80"><text:a xlink:type="simple" xlink:href="https://el.wikiversity.org/wiki/Τμήμα:C/Μάθημα_3ο" text:style-name="Internet_20_link" text:visited-style-name="Visited_20_Internet_20_Link"><text:span text:style-name="Internet_20_link"><text:span text:style-name="T56">Τμήμα:C/Μάθημα</text:span></text:span></text:a><text:a xlink:type="simple" xlink:href="https://el.wikiversity.org/wiki/Τμήμα:C/Μάθημα_3ο" text:style-name="Internet_20_link" text:visited-style-name="Visited_20_Internet_20_Link"><text:span text:style-name="Internet_20_link"><text:span text:style-name="T66"> 3ο</text:span></text:span></text:a></text:p>
        </text:list-item>
        <text:list-item>
          <text:p text:style-name="P80"><text:a xlink:type="simple" xlink:href="https://www.programiz.com/article/increment-decrement-operator-difference-prefix-postfix" text:style-name="Internet_20_link" text:visited-style-name="Visited_20_Internet_20_Link"><text:span text:style-name="Internet_20_link"><text:span text:style-name="T66">Increment ++ and Decrement -- Operator as Prefix and Postfix</text:span></text:span></text:a></text:p>
        </text:list-item>
        <text:list-item>
          <text:p text:style-name="P81"><text:a xlink:type="simple" xlink:href="https://www.computerhope.com/jargon/s/stdin.htm" text:style-name="Internet_20_link" text:visited-style-name="Visited_20_Internet_20_Link"><text:span text:style-name="Internet_20_link"><text:span text:style-name="T67">Stdin</text:span></text:span></text:a></text:p>
        </text:list-item>
        <text:list-item>
          <text:p text:style-name="P82"><text:a xlink:type="simple" xlink:href="https://stackoverflow.com/questions/19540425/what-is-standard-input" text:style-name="Internet_20_link" text:visited-style-name="Visited_20_Internet_20_Link"><text:span text:style-name="Internet_20_link"><text:span text:style-name="T68">What is "standard input"?</text:span></text:span></text:a></text:p>
        </text:list-item>
        <text:list-item>
          <text:p text:style-name="P82"><text:a xlink:type="simple" xlink:href="https://en.wikipedia.org/wiki/C_file_input/output" text:style-name="Internet_20_link" text:visited-style-name="Visited_20_Internet_20_Link"><text:span text:style-name="Internet_20_link"><text:span text:style-name="T68">C file input/output</text:span></text:span></text:a></text:p>
        </text:list-item>
        <text:list-item>
          <text:p text:style-name="P83"><text:a xlink:type="simple" xlink:href="http://www.learnlinux.org.za/courses/build/shell-scripting/ch01s04.html" text:style-name="Internet_20_link" text:visited-style-name="Visited_20_Internet_20_Link"><text:span text:style-name="Internet_20_link"><text:span text:style-name="T69">stdin, stdout, stderr</text:span></text:span></text:a></text:p>
        </text:list-item>
        <text:list-item>
          <text:p text:style-name="P83"><text:a xlink:type="simple" xlink:href="https://stackoverflow.com/questions/3385201/confused-about-stdin-stdout-and-stderr" text:style-name="Internet_20_link" text:visited-style-name="Visited_20_Internet_20_Link"><text:span text:style-name="Internet_20_link"><text:span text:style-name="T69">Confused about stdin, stdout and stderr?</text:span></text:span></text:a></text:p>
        </text:list-item>
        <text:list-item>
          <text:p text:style-name="P83"><text:a xlink:type="simple" xlink:href="https://en.wikipedia.org/wiki/Standard_streams" text:style-name="Internet_20_link" text:visited-style-name="Visited_20_Internet_20_Link"><text:span text:style-name="Internet_20_link"><text:span text:style-name="T69">Standard streams</text:span></text:span></text:a></text:p>
        </text:list-item>
      </text:list>
      <text:p text:style-name="P31"/>
      <text:p text:style-name="P31"/>
      <text:p text:style-name="P15"><text:span text:style-name="Internet_20_link"><text:span text:style-name="T114">Για την δημιουργία τις εργασίας χρησιμοποίηθηκαν</text:span></text:span></text:p>
      <text:p text:style-name="P15"/>
      <text:p text:style-name="P15"/>
      <text:list xml:id="list968835757" text:style-name="WW8Num7">
        <text:list-item>
          <text:p text:style-name="P84"><text:span text:style-name="Internet_20_link"><text:span text:style-name="T64">Editors: </text:span></text:span><text:span text:style-name="Internet_20_link"><text:span text:style-name="T65">Visual Studio Code, CLion, Notepadqq</text:span></text:span></text:p>
        </text:list-item>
        <text:list-item>
          <text:p text:style-name="P84"><text:span text:style-name="Internet_20_link"><text:span text:style-name="T64">Compiler:</text:span></text:span><text:span text:style-name="Internet_20_link"><text:span text:style-name="T65"> gcc</text:span></text:span></text:p>
        </text:list-item>
        <text:list-item>
          <text:p text:style-name="P84"><text:span text:style-name="Internet_20_link"><text:span text:style-name="T64">Συγγραφή:</text:span></text:span><text:span text:style-name="Internet_20_link"><text:span text:style-name="T65"> LibreOffice Writer</text:span></text:span></text:p>
        </text:list-item>
        <text:list-item>
          <text:p text:style-name="P84"><text:span text:style-name="Internet_20_link"><text:span text:style-name="T64">Γραμματοσειρές:</text:span></text:span><text:span text:style-name="Internet_20_link"><text:span text:style-name="T65"> Liberation Sans </text:span></text:span><text:span text:style-name="Internet_20_link"><text:span text:style-name="T59">για τα κείμενα</text:span></text:span><text:span text:style-name="Internet_20_link"><text:span text:style-name="T65"> και Liberation Mono </text:span></text:span><text:span text:style-name="Internet_20_link"><text:span text:style-name="T59">για τους κώδικες</text:span></text:span></text:p>
        </text:list-item>
        <text:list-item>
          <text:p text:style-name="P84"><text:span text:style-name="Internet_20_link"><text:span text:style-name="T64">Λειτουργικό σύστημα:</text:span></text:span><text:span text:style-name="Internet_20_link"><text:span text:style-name="T65"> Linux Mint Cinnamon 19.2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Liberation Mono1" svg:font-family="'Liberation Mono'" style:font-family-generic="modern" style:font-pitch="fixed"/>
    <style:font-face style:name="Noto Sans Mono CJK SC1" svg:font-family="'Noto Sans Mono CJK SC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1" fo:font-family="'Liberation Serif', 'Times New Roman'" style:font-family-generic="roman" style:font-pitch="variable" fo:font-size="24pt" fo:font-weight="bold" style:font-name-asian="Noto Sans CJK SC1" style:font-family-asian="'Noto Sans CJK SC'" style:font-pitch-asian="variable" style:font-size-asian="24pt" style:font-weight-asian="bold" style:font-name-complex="Lohit Devanagari2" style:font-family-complex="'Lohit Devanagari'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33:40.903623400</meta:creation-date>
    <dc:date>2019-10-30T20:46:34.633973642</dc:date>
    <meta:editing-cycles>132</meta:editing-cycles>
    <meta:editing-duration>PT8H23M42S</meta:editing-duration>
    <meta:generator>LibreOffice/6.0.7.3$Linux_X86_64 LibreOffice_project/00m0$Build-3</meta:generator>
    <meta:document-statistic meta:table-count="4" meta:image-count="0" meta:object-count="0" meta:page-count="13" meta:paragraph-count="311" meta:word-count="2093" meta:character-count="13731" meta:non-whitespace-character-count="11531"/>
  </office:meta>
</office:document-meta>
</file>